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</office:font-face-decls>
  <office:automatic-styles>
    <text:list-style style:name="LFO1">
      <text:list-level-style-number text:level="1" style:num-format="①, ②, ③, ...">
        <style:list-level-properties text:space-before="0.1256in" text:min-label-width="0.2812in"/>
      </text:list-level-style-number>
      <text:list-level-style-number text:level="2" style:num-prefix="(" style:num-suffix=")" style:num-format="ア, イ, ウ, ...">
        <style:list-level-properties text:space-before="0.4173in" text:min-label-width="0.2916in"/>
      </text:list-level-style-number>
      <text:list-level-style-number text:level="3" style:num-format="①, ②, ③, ...">
        <style:list-level-properties text:space-before="0.709in" text:min-label-width="0.2916in"/>
      </text:list-level-style-number>
      <text:list-level-style-number text:level="4" style:num-suffix="." style:num-format="1">
        <style:list-level-properties text:space-before="1.0006in" text:min-label-width="0.2916in"/>
      </text:list-level-style-number>
      <text:list-level-style-number text:level="5" style:num-prefix="(" style:num-suffix=")" style:num-format="ア, イ, ウ, ...">
        <style:list-level-properties text:space-before="1.2923in" text:min-label-width="0.2916in"/>
      </text:list-level-style-number>
      <text:list-level-style-number text:level="6" style:num-format="①, ②, ③, ...">
        <style:list-level-properties text:space-before="1.584in" text:min-label-width="0.2916in"/>
      </text:list-level-style-number>
      <text:list-level-style-number text:level="7" style:num-suffix="." style:num-format="1">
        <style:list-level-properties text:space-before="1.8756in" text:min-label-width="0.2916in"/>
      </text:list-level-style-number>
      <text:list-level-style-number text:level="8" style:num-prefix="(" style:num-suffix=")" style:num-format="ア, イ, ウ, ...">
        <style:list-level-properties text:space-before="2.1673in" text:min-label-width="0.2916in"/>
      </text:list-level-style-number>
      <text:list-level-style-number text:level="9" style:num-format="①, ②, ③, ...">
        <style:list-level-properties text:space-before="2.459in" text:min-label-width="0.2916in"/>
      </text:list-level-style-number>
    </text:list-style>
    <style:style style:name="P1" style:parent-style-name="標準Web" style:master-page-name="MP0" style:family="paragraph">
      <style:paragraph-properties fo:break-before="page" fo:margin-top="0in" fo:margin-bottom="0in" style:page-number="1"/>
    </style:style>
    <style:style style:name="P4" style:parent-style-name="標準" style:family="paragraph">
      <style:text-properties style:font-name="ＭＳ ゴシック" style:font-name-asian="ＭＳ ゴシック" fo:font-size="12pt" style:font-size-asian="12pt"/>
    </style:style>
    <style:style style:name="P5" style:parent-style-name="標準Web" style:family="paragraph">
      <style:paragraph-properties fo:text-align="center" fo:margin-top="0in" fo:margin-bottom="0in"/>
    </style:style>
    <style:style style:name="T6" style:parent-style-name="段落フォント" style:family="text">
      <style:text-properties style:font-name="Arial" fo:font-weight="bold" style:font-weight-asian="bold" style:font-weight-complex="bold" fo:text-shadow="0.0291in 0.0291in 0.0555in #000000" fo:font-size="16pt" style:font-size-asian="16pt" style:font-size-complex="16pt"/>
    </style:style>
    <style:style style:name="T7" style:parent-style-name="段落フォント" style:family="text">
      <style:text-properties style:font-name="Arial" fo:font-weight="bold" style:font-weight-asian="bold" style:font-weight-complex="bold" fo:text-shadow="0.0291in 0.0291in 0.0555in #000000" fo:font-size="16pt" style:font-size-asian="16pt" style:font-size-complex="16pt"/>
    </style:style>
    <style:style style:name="T8" style:parent-style-name="段落フォント" style:family="text">
      <style:text-properties style:font-name="Arial" fo:font-weight="bold" style:font-weight-asian="bold" style:font-weight-complex="bold" fo:text-shadow="0.0291in 0.0291in 0.0555in #000000" fo:font-size="16pt" style:font-size-asian="16pt" style:font-size-complex="16pt"/>
    </style:style>
    <style:style style:name="P9" style:parent-style-name="標準Web" style:family="paragraph">
      <style:paragraph-properties fo:text-align="end" fo:margin-top="0in" fo:margin-bottom="0in"/>
    </style:style>
    <style:style style:name="T10" style:parent-style-name="段落フォント" style:family="text">
      <style:text-properties style:font-name="Arial"/>
    </style:style>
    <style:style style:name="P11" style:parent-style-name="標準Web" style:family="paragraph">
      <style:paragraph-properties fo:margin-top="0in" fo:margin-bottom="0in"/>
      <style:text-properties style:font-name="Arial" fo:font-size="10pt" style:font-size-asian="10pt" style:font-size-complex="10pt"/>
    </style:style>
    <style:style style:name="P12" style:parent-style-name="標準Web" style:family="paragraph">
      <style:paragraph-properties fo:margin-top="0in" fo:margin-bottom="0in"/>
      <style:text-properties style:font-name="Arial"/>
    </style:style>
    <style:style style:name="TableColumn14" style:family="table-column">
      <style:table-column-properties style:column-width="3.125in"/>
    </style:style>
    <style:style style:name="Table13" style:family="table">
      <style:table-properties style:width="3.125in" fo:margin-left="0.0687in" table:align="left"/>
    </style:style>
    <style:style style:name="TableRow15" style:family="table-row">
      <style:table-row-properties style:min-row-height="0.3888in"/>
    </style:style>
    <style:style style:name="TableCell16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17" style:parent-style-name="標準Web" style:family="paragraph">
      <style:paragraph-properties fo:text-align="center" fo:margin-top="0in" fo:margin-bottom="0in"/>
      <style:text-properties style:font-name="Arial"/>
    </style:style>
    <style:style style:name="P18" style:parent-style-name="標準Web" style:family="paragraph">
      <style:paragraph-properties fo:margin-top="0in" fo:margin-bottom="0in"/>
      <style:text-properties style:font-name="Arial"/>
    </style:style>
    <style:style style:name="P19" style:parent-style-name="標準Web" style:family="paragraph">
      <style:paragraph-properties fo:text-align="justify" fo:margin-top="0in" fo:margin-bottom="0in"/>
      <style:text-properties style:font-name="Arial"/>
    </style:style>
    <style:style style:name="P20" style:parent-style-name="標準Web" style:family="paragraph">
      <style:paragraph-properties fo:text-align="justify" fo:margin-top="0in" fo:margin-bottom="0in"/>
      <style:text-properties style:font-name="Arial"/>
    </style:style>
    <style:style style:name="P21" style:parent-style-name="標準Web" style:family="paragraph">
      <style:paragraph-properties fo:margin-top="0in" fo:margin-bottom="0in"/>
    </style:style>
    <style:style style:name="T22" style:parent-style-name="段落フォント" style:family="text">
      <style:text-properties style:font-name="Arial" style:font-weight-complex="bold"/>
    </style:style>
    <style:style style:name="TableColumn24" style:family="table-column">
      <style:table-column-properties style:column-width="1.875in"/>
    </style:style>
    <style:style style:name="TableColumn25" style:family="table-column">
      <style:table-column-properties style:column-width="1.75in"/>
    </style:style>
    <style:style style:name="TableColumn26" style:family="table-column">
      <style:table-column-properties style:column-width="0.875in"/>
    </style:style>
    <style:style style:name="TableColumn27" style:family="table-column">
      <style:table-column-properties style:column-width="2.25in"/>
    </style:style>
    <style:style style:name="Table23" style:family="table">
      <style:table-properties style:width="6.75in" fo:margin-left="0.0687in" table:align="left"/>
    </style:style>
    <style:style style:name="TableRow28" style:family="table-row">
      <style:table-row-properties style:min-row-height="0.1569in"/>
    </style:style>
    <style:style style:name="TableCell29" style:family="table-cell">
      <style:table-cell-properties fo:border-top="0.0069in solid #000000" fo:border-left="0.0069in solid #000000" fo:border-bottom="0.0069in dashed #000000" fo:border-right="0.0069in solid #000000" fo:padding-top="0in" fo:padding-left="0.0687in" fo:padding-bottom="0in" fo:padding-right="0.0687in"/>
    </style:style>
    <style:style style:name="P30" style:parent-style-name="標準Web" style:family="paragraph">
      <style:paragraph-properties fo:text-align="center" fo:margin-top="0in" fo:margin-bottom="0in"/>
      <style:text-properties style:font-name="Arial" fo:font-size="10pt" style:font-size-asian="10pt" style:font-size-complex="10pt"/>
    </style:style>
    <style:style style:name="TableCell31" style:family="table-cell">
      <style:table-cell-properties fo:border-top="0.0069in solid #000000" fo:border-left="0.0069in solid #000000" fo:border-bottom="0.0069in dashed #000000" fo:border-right="0.0069in solid #000000" fo:padding-top="0in" fo:padding-left="0.0687in" fo:padding-bottom="0in" fo:padding-right="0.0687in"/>
    </style:style>
    <style:style style:name="P32" style:parent-style-name="標準Web" style:family="paragraph">
      <style:paragraph-properties fo:margin-top="0in" fo:margin-bottom="0in"/>
      <style:text-properties style:font-name="Arial" fo:font-size="10pt" style:font-size-asian="10pt" style:font-size-complex="10pt"/>
    </style:style>
    <style:style style:name="TableRow33" style:family="table-row">
      <style:table-row-properties style:min-row-height="0.5902in"/>
    </style:style>
    <style:style style:name="TableCell34" style:family="table-cell">
      <style:table-cell-properties fo:border-top="0.0069in dashed #000000" fo:border-left="0.0069in solid #000000" fo:border-bottom="0.0069in solid #000000" fo:border-right="0.0069in solid #000000" style:vertical-align="middle" fo:padding-top="0in" fo:padding-left="0.0687in" fo:padding-bottom="0in" fo:padding-right="0.0687in"/>
    </style:style>
    <style:style style:name="P35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36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TableCell37" style:family="table-cell">
      <style:table-cell-properties fo:border-top="0.0069in dashed #000000" fo:border-left="0.0069in solid #000000" fo:border-bottom="0.0069in solid #000000" fo:border-right="0.0069in solid #000000" style:vertical-align="middle" fo:padding-top="0in" fo:padding-left="0.0687in" fo:padding-bottom="0in" fo:padding-right="0.0687in"/>
    </style:style>
    <style:style style:name="P38" style:parent-style-name="標準Web" style:family="paragraph">
      <style:paragraph-properties fo:text-align="justify" style:line-height-at-least="0in"/>
      <style:text-properties style:font-name="Arial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-top="0.0069in solid #000000" fo:border-left="0.0069in solid #000000" fo:border-bottom="0.0069in dashed #000000" fo:border-right="0.0069in solid #000000" fo:padding-top="0in" fo:padding-left="0.0687in" fo:padding-bottom="0in" fo:padding-right="0.0687in"/>
    </style:style>
    <style:style style:name="P41" style:parent-style-name="標準Web" style:family="paragraph">
      <style:paragraph-properties fo:text-align="center" fo:margin-top="0in" fo:margin-bottom="0in"/>
      <style:text-properties style:font-name="Arial" fo:font-size="10pt" style:font-size-asian="10pt" style:font-size-complex="10pt"/>
    </style:style>
    <style:style style:name="TableCell42" style:family="table-cell">
      <style:table-cell-properties fo:border-top="0.0069in solid #000000" fo:border-left="0.0069in solid #000000" fo:border-bottom="0.0069in dashed #000000" fo:border-right="0.0069in solid #000000" fo:padding-top="0in" fo:padding-left="0.0687in" fo:padding-bottom="0in" fo:padding-right="0.0687in"/>
    </style:style>
    <style:style style:name="P43" style:parent-style-name="標準Web" style:family="paragraph">
      <style:paragraph-properties fo:margin-top="0in" fo:margin-bottom="0in"/>
      <style:text-properties style:font-name="Arial" fo:font-size="10pt" style:font-size-asian="10pt" style:font-size-complex="10pt"/>
    </style:style>
    <style:style style:name="TableRow44" style:family="table-row">
      <style:table-row-properties style:min-row-height="0.5902in"/>
    </style:style>
    <style:style style:name="TableCell45" style:family="table-cell">
      <style:table-cell-properties fo:border-top="0.0069in dashed #000000" fo:border-left="0.0069in solid #000000" fo:border-bottom="0.0069in solid #000000" fo:border-right="0.0069in solid #000000" style:vertical-align="middle" fo:padding-top="0in" fo:padding-left="0.0687in" fo:padding-bottom="0in" fo:padding-right="0.0687in"/>
    </style:style>
    <style:style style:name="P46" style:parent-style-name="標準Web" style:family="paragraph">
      <style:paragraph-properties fo:text-align="justify" fo:margin-top="0in" fo:margin-bottom="0in"/>
      <style:text-properties style:font-name="Arial" fo:font-size="11pt" style:font-size-asian="11pt" style:font-size-complex="11pt"/>
    </style:style>
    <style:style style:name="P47" style:parent-style-name="標準Web" style:family="paragraph">
      <style:paragraph-properties fo:text-align="justify" fo:margin-top="0in" fo:margin-bottom="0in" fo:text-indent="0.1527in"/>
      <style:text-properties style:font-name="Arial" fo:font-size="11pt" style:font-size-asian="11pt" style:font-size-complex="11pt"/>
    </style:style>
    <style:style style:name="TableCell48" style:family="table-cell">
      <style:table-cell-properties fo:border-top="0.0069in dashed #000000" fo:border-left="0.0069in solid #000000" fo:border-bottom="0.0069in solid #000000" fo:border-right="0.0069in solid #000000" style:vertical-align="middle" fo:padding-top="0in" fo:padding-left="0.0687in" fo:padding-bottom="0in" fo:padding-right="0.0687in"/>
    </style:style>
    <style:style style:name="P49" style:parent-style-name="標準Web" style:family="paragraph">
      <style:paragraph-properties fo:text-align="justify" style:line-height-at-least="0in"/>
      <style:text-properties style:font-name="Arial"/>
    </style:style>
    <style:style style:name="TableRow50" style:family="table-row">
      <style:table-row-properties style:min-row-height="1.7444in"/>
    </style:style>
    <style:style style:name="TableCell51" style:family="table-cell">
      <style:table-cell-properties fo:border-top="0.0069in dashed #000000" fo:border-left="0.0069in solid #000000" fo:border-bottom="0.0069in solid #000000" fo:border-right="0.0069in solid #000000" style:vertical-align="middle" fo:padding-top="0in" fo:padding-left="0.0687in" fo:padding-bottom="0in" fo:padding-right="0.0687in"/>
    </style:style>
    <style:style style:name="P52" style:parent-style-name="標準Web" style:family="paragraph">
      <style:paragraph-properties fo:text-align="justify" fo:margin-top="0in" fo:margin-bottom="0in"/>
      <style:text-properties style:font-name="Arial"/>
    </style:style>
    <style:style style:name="P53" style:parent-style-name="標準Web" style:family="paragraph">
      <style:paragraph-properties fo:text-align="justify" fo:margin-top="0in" fo:margin-bottom="0in"/>
      <style:text-properties style:font-name="Arial"/>
    </style:style>
    <style:style style:name="P54" style:parent-style-name="標準Web" style:family="paragraph">
      <style:paragraph-properties fo:text-align="justify" fo:margin-top="0in" fo:margin-bottom="0in"/>
      <style:text-properties style:font-name="Arial"/>
    </style:style>
    <style:style style:name="P55" style:parent-style-name="標準Web" style:family="paragraph">
      <style:paragraph-properties fo:text-align="justify" fo:margin-top="0in" fo:margin-bottom="0in"/>
      <style:text-properties style:font-name="Arial" fo:font-size="10pt" style:font-size-asian="10pt" style:font-size-complex="10pt"/>
    </style:style>
    <style:style style:name="P56" style:parent-style-name="標準Web" style:family="paragraph">
      <style:paragraph-properties fo:text-align="justify" fo:margin-top="0in" fo:margin-bottom="0in" fo:line-height="0.1666in" fo:margin-left="0.125in" fo:text-indent="-0.125in">
        <style:tab-stops/>
      </style:paragraph-properties>
      <style:text-properties style:font-name="Arial" fo:font-size="9pt" style:font-size-asian="9pt" style:font-size-complex="9pt"/>
    </style:style>
    <style:style style:name="TableCell57" style:family="table-cell">
      <style:table-cell-properties fo:border-top="0.0069in dashed #000000" fo:border-left="0.0069in solid #000000" fo:border-bottom="0.0069in solid #000000" fo:border-right="0.0069in solid #000000" fo:padding-top="0in" fo:padding-left="0.0687in" fo:padding-bottom="0in" fo:padding-right="0.0687in"/>
    </style:style>
    <style:style style:name="P58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5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TableRow60" style:family="table-row">
      <style:table-row-properties style:min-row-height="0.9458in"/>
    </style:style>
    <style:style style:name="TableCell61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62" style:parent-style-name="標準Web" style:family="paragraph">
      <style:paragraph-properties fo:text-align="justify" fo:margin-top="0in" fo:margin-bottom="0in"/>
      <style:text-properties style:font-name="Arial"/>
    </style:style>
    <style:style style:name="P63" style:parent-style-name="標準Web" style:family="paragraph">
      <style:paragraph-properties fo:text-align="justify" fo:margin-top="0in" fo:margin-bottom="0in"/>
      <style:text-properties style:font-name="Arial"/>
    </style:style>
    <style:style style:name="TableCell64" style:family="table-cell">
      <style:table-cell-properties fo:border="0.0069in solid #000000" fo:padding-top="0in" fo:padding-left="0.0687in" fo:padding-bottom="0in" fo:padding-right="0.0687in"/>
    </style:style>
    <style:style style:name="P65" style:parent-style-name="標準Web" style:family="paragraph">
      <style:paragraph-properties fo:margin-top="0in" fo:margin-bottom="0in" style:line-height-at-least="0in"/>
      <style:text-properties style:font-name="Arial"/>
    </style:style>
    <style:style style:name="TableRow66" style:family="table-row">
      <style:table-row-properties style:min-row-height="0.477in"/>
    </style:style>
    <style:style style:name="TableCell67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68" style:parent-style-name="標準Web" style:family="paragraph">
      <style:paragraph-properties fo:text-align="justify" fo:margin-top="0in" fo:margin-bottom="0in"/>
      <style:text-properties style:font-name="Arial"/>
    </style:style>
    <style:style style:name="TableCell69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70" style:parent-style-name="標準Web" style:family="paragraph">
      <style:paragraph-properties fo:text-align="justify" fo:margin-top="0in" fo:margin-bottom="0in"/>
      <style:text-properties style:font-name="Arial"/>
    </style:style>
    <style:style style:name="TableCell71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72" style:parent-style-name="標準Web" style:family="paragraph">
      <style:paragraph-properties fo:text-align="justify" fo:margin-top="0in" fo:margin-bottom="0in"/>
      <style:text-properties style:font-name="Arial"/>
    </style:style>
    <style:style style:name="TableCell73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74" style:parent-style-name="標準Web" style:family="paragraph">
      <style:paragraph-properties fo:text-align="justify" fo:margin-top="0in" fo:margin-bottom="0in"/>
      <style:text-properties style:font-name="Arial"/>
    </style:style>
    <style:style style:name="TableRow75" style:family="table-row">
      <style:table-row-properties style:min-row-height="0.6083in"/>
    </style:style>
    <style:style style:name="TableCell76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77" style:parent-style-name="標準Web" style:family="paragraph">
      <style:paragraph-properties fo:text-align="justify" fo:margin-top="0in" fo:margin-bottom="0in"/>
      <style:text-properties style:font-name="Arial"/>
    </style:style>
    <style:style style:name="P78" style:parent-style-name="標準Web" style:family="paragraph">
      <style:paragraph-properties fo:margin-top="0in" fo:margin-bottom="0in"/>
      <style:text-properties style:font-name="Arial"/>
    </style:style>
    <style:style style:name="TableCell79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80" style:parent-style-name="標準Web" style:family="paragraph">
      <style:paragraph-properties fo:text-align="center" fo:margin-top="0in" fo:margin-bottom="0in"/>
      <style:text-properties style:font-name="Arial"/>
    </style:style>
    <style:style style:name="P81" style:parent-style-name="標準Web" style:family="paragraph">
      <style:paragraph-properties fo:margin-top="0in" fo:margin-bottom="0in"/>
      <style:text-properties style:font-name="Arial" fo:font-weight="bold" style:font-weight-asian="bold" style:font-weight-complex="bold"/>
    </style:style>
    <style:style style:name="P82" style:parent-style-name="標準Web" style:family="paragraph">
      <style:paragraph-properties fo:margin-top="0in" fo:margin-bottom="0in" style:line-height-at-least="0in"/>
    </style:style>
    <style:style style:name="T83" style:parent-style-name="段落フォント" style:family="text">
      <style:text-properties style:font-name="Arial"/>
    </style:style>
    <style:style style:name="T84" style:parent-style-name="段落フォント" style:family="text">
      <style:text-properties style:font-name="Arial"/>
    </style:style>
    <style:style style:name="T85" style:parent-style-name="段落フォント" style:family="text">
      <style:text-properties style:font-name="Arial"/>
    </style:style>
    <style:style style:name="P86" style:parent-style-name="標準Web" style:family="paragraph">
      <style:paragraph-properties fo:margin-top="0in" fo:margin-bottom="0in" style:line-height-at-least="0in" fo:text-indent="0.1666in"/>
    </style:style>
    <style:style style:name="T87" style:parent-style-name="段落フォント" style:family="text">
      <style:text-properties style:font-name="Arial"/>
    </style:style>
    <style:style style:name="T88" style:parent-style-name="段落フォント" style:family="text">
      <style:text-properties style:font-name="Arial"/>
    </style:style>
    <style:style style:name="T89" style:parent-style-name="段落フォント" style:family="text">
      <style:text-properties style:font-name="Arial"/>
    </style:style>
    <style:style style:name="T90" style:parent-style-name="段落フォント" style:family="text">
      <style:text-properties style:font-name="Arial"/>
    </style:style>
    <style:style style:name="T91" style:parent-style-name="段落フォント" style:family="text">
      <style:text-properties style:font-name="Arial"/>
    </style:style>
    <style:style style:name="TableColumn93" style:family="table-column">
      <style:table-column-properties style:column-width="6.75in"/>
    </style:style>
    <style:style style:name="Table92" style:family="table">
      <style:table-properties style:width="6.75in" fo:margin-left="0.0687in" table:align="left"/>
    </style:style>
    <style:style style:name="TableRow94" style:family="table-row">
      <style:table-row-properties style:min-row-height="1.2951in"/>
    </style:style>
    <style:style style:name="TableCell95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96" style:parent-style-name="標準Web" style:list-style-name="LFO1" style:family="paragraph">
      <style:paragraph-properties fo:text-align="justify" fo:margin-top="0in" fo:margin-bottom="0in"/>
    </style:style>
    <style:style style:name="T97" style:parent-style-name="段落フォント" style:family="text">
      <style:text-properties style:font-name="Arial"/>
    </style:style>
    <style:style style:name="T98" style:parent-style-name="段落フォント" style:family="text">
      <style:text-properties style:font-name="Arial"/>
    </style:style>
    <style:style style:name="T99" style:parent-style-name="段落フォント" style:family="text">
      <style:text-properties style:font-name="Arial"/>
    </style:style>
    <style:style style:name="T100" style:parent-style-name="段落フォント" style:family="text">
      <style:text-properties style:font-name="Arial"/>
    </style:style>
    <style:style style:name="T101" style:parent-style-name="段落フォント" style:family="text">
      <style:text-properties style:font-name="Arial"/>
    </style:style>
    <style:style style:name="T102" style:parent-style-name="段落フォント" style:family="text">
      <style:text-properties style:font-name="Arial" style:font-name-complex="Times New Roman"/>
    </style:style>
    <style:style style:name="T103" style:parent-style-name="段落フォント" style:family="text">
      <style:text-properties style:font-name="Arial"/>
    </style:style>
    <style:style style:name="T104" style:parent-style-name="段落フォント" style:family="text">
      <style:text-properties style:font-name="Arial"/>
    </style:style>
    <style:style style:name="T105" style:parent-style-name="段落フォント" style:family="text">
      <style:text-properties style:font-name="Arial"/>
    </style:style>
    <style:style style:name="P106" style:parent-style-name="標準Web" style:family="paragraph">
      <style:paragraph-properties fo:text-align="justify" fo:margin-top="0in" fo:margin-bottom="0in"/>
      <style:text-properties style:font-name="Arial"/>
    </style:style>
    <style:style style:name="P107" style:parent-style-name="標準Web" style:family="paragraph">
      <style:paragraph-properties fo:text-align="justify" fo:margin-top="0in" fo:margin-bottom="0in" fo:margin-left="0.1256in">
        <style:tab-stops/>
      </style:paragraph-properties>
      <style:text-properties style:font-name="Arial"/>
    </style:style>
    <style:style style:name="P108" style:parent-style-name="標準Web" style:family="paragraph">
      <style:paragraph-properties fo:text-align="justify" fo:margin-top="0in" fo:margin-bottom="0in" fo:margin-left="0.1256in">
        <style:tab-stops/>
      </style:paragraph-properties>
      <style:text-properties style:font-name="Arial"/>
    </style:style>
    <style:style style:name="P109" style:parent-style-name="標準Web" style:family="paragraph">
      <style:paragraph-properties fo:text-align="justify" fo:margin-top="0in" fo:margin-bottom="0in" fo:margin-left="0.1256in">
        <style:tab-stops/>
      </style:paragraph-properties>
    </style:style>
    <style:style style:name="P110" style:parent-style-name="標準Web" style:family="paragraph">
      <style:paragraph-properties fo:text-align="justify" fo:margin-top="0in" fo:margin-bottom="0in" fo:margin-left="0.1256in">
        <style:tab-stops/>
      </style:paragraph-properties>
    </style:style>
    <style:style style:name="P111" style:parent-style-name="標準Web" style:family="paragraph">
      <style:paragraph-properties fo:margin-top="0in" fo:margin-bottom="0in"/>
    </style:style>
    <style:style style:name="T112" style:parent-style-name="段落フォント" style:family="text">
      <style:text-properties style:font-name="Arial" fo:font-size="10pt" style:font-size-asian="10pt" style:font-size-complex="10pt"/>
    </style:style>
    <style:style style:name="P113" style:parent-style-name="標準" style:family="paragraph">
      <style:text-properties style:font-name="ＭＳ ゴシック" style:font-name-asian="ＭＳ ゴシック" fo:font-size="9pt" style:font-size-asian="9pt" style:font-size-complex="9pt"/>
    </style:style>
    <style:style style:name="P114" style:parent-style-name="標準Web" style:family="paragraph">
      <style:paragraph-properties fo:margin-top="0in" fo:margin-bottom="0in"/>
      <style:text-properties style:font-name="Arial" fo:font-weight="bold" style:font-weight-asian="bold" style:font-weight-complex="bold"/>
    </style:style>
    <style:style style:name="P115" style:parent-style-name="標準Web" style:family="paragraph">
      <style:paragraph-properties fo:margin-top="0in" fo:margin-bottom="0in"/>
      <style:text-properties style:font-name="Arial" fo:font-weight="bold" style:font-weight-asian="bold" style:font-weight-complex="bold"/>
    </style:style>
    <style:style style:name="P116" style:parent-style-name="標準Web" style:family="paragraph">
      <style:paragraph-properties fo:margin-top="0in" fo:margin-bottom="0in"/>
      <style:text-properties style:font-name="Arial" fo:font-weight="bold" style:font-weight-asian="bold" style:font-weight-complex="bold"/>
    </style:style>
    <style:style style:name="TableColumn118" style:family="table-column">
      <style:table-column-properties style:column-width="1.875in"/>
    </style:style>
    <style:style style:name="TableColumn119" style:family="table-column">
      <style:table-column-properties style:column-width="4.875in"/>
    </style:style>
    <style:style style:name="Table117" style:family="table">
      <style:table-properties style:width="6.75in" fo:margin-left="0.0687in" table:align="left"/>
    </style:style>
    <style:style style:name="TableRow120" style:family="table-row">
      <style:table-row-properties style:min-row-height="0.7458in"/>
    </style:style>
    <style:style style:name="TableCell121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122" style:parent-style-name="標準Web" style:family="paragraph">
      <style:paragraph-properties fo:text-align="justify" fo:margin-top="0in" fo:margin-bottom="0in" fo:line-height="0.1666in" fo:margin-left="0.1666in" fo:text-indent="-0.1666in">
        <style:tab-stops/>
      </style:paragraph-properties>
      <style:text-properties style:font-name="Arial"/>
    </style:style>
    <style:style style:name="TableCell123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124" style:parent-style-name="標準Web" style:family="paragraph">
      <style:paragraph-properties fo:text-align="center" fo:margin-top="0in" fo:margin-bottom="0in" style:line-height-at-least="0in"/>
      <style:text-properties style:font-name="Arial"/>
    </style:style>
    <style:style style:name="TableRow125" style:family="table-row">
      <style:table-row-properties style:min-row-height="0.7458in"/>
    </style:style>
    <style:style style:name="TableCell126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127" style:parent-style-name="標準Web" style:family="paragraph">
      <style:paragraph-properties fo:text-align="justify" fo:margin-top="0in" fo:margin-bottom="0in" fo:line-height="0.1666in" fo:margin-left="0.1666in" fo:text-indent="-0.1666in">
        <style:tab-stops/>
      </style:paragraph-properties>
      <style:text-properties style:font-name="Arial"/>
    </style:style>
    <style:style style:name="TableCell128" style:family="table-cell">
      <style:table-cell-properties fo:border="0.0069in solid #000000" fo:padding-top="0in" fo:padding-left="0.0687in" fo:padding-bottom="0in" fo:padding-right="0.0687in"/>
    </style:style>
    <style:style style:name="P12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TableRow130" style:family="table-row">
      <style:table-row-properties style:min-row-height="1.2631in"/>
    </style:style>
    <style:style style:name="TableCell131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132" style:parent-style-name="標準Web" style:family="paragraph">
      <style:paragraph-properties fo:text-align="justify" fo:margin-top="0in" fo:margin-bottom="0in" fo:line-height="0.1666in" fo:margin-left="0.1666in" fo:text-indent="-0.1666in">
        <style:tab-stops/>
      </style:paragraph-properties>
      <style:text-properties style:font-name="Arial"/>
    </style:style>
    <style:style style:name="TableCell133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134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35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36" style:parent-style-name="標準Web" style:family="paragraph">
      <style:paragraph-properties fo:text-align="justify" fo:margin-top="0in" fo:margin-bottom="0in" style:line-height-at-least="0in"/>
    </style:style>
    <style:style style:name="T137" style:parent-style-name="段落フォント" style:family="text">
      <style:text-properties style:font-name="Arial" fo:font-size="10.5pt" style:font-size-asian="10.5pt"/>
    </style:style>
    <style:style style:name="T138" style:parent-style-name="段落フォント" style:family="text">
      <style:text-properties style:font-name="Arial" fo:font-size="10.5pt" style:font-size-asian="10.5pt"/>
    </style:style>
    <style:style style:name="T139" style:parent-style-name="段落フォント" style:family="text">
      <style:text-properties style:font-name="Arial" fo:font-size="10.5pt" style:font-size-asian="10.5pt"/>
    </style:style>
    <style:style style:name="T140" style:parent-style-name="段落フォント" style:family="text">
      <style:text-properties style:font-name="Arial" fo:font-size="10.5pt" style:font-size-asian="10.5pt"/>
    </style:style>
    <style:style style:name="T141" style:parent-style-name="段落フォント" style:family="text">
      <style:text-properties style:font-name="Arial" fo:font-size="10.5pt" style:font-size-asian="10.5pt"/>
    </style:style>
    <style:style style:name="P142" style:parent-style-name="標準Web" style:family="paragraph">
      <style:paragraph-properties fo:text-align="justify" fo:margin-top="0in" fo:margin-bottom="0in" style:line-height-at-least="0in"/>
    </style:style>
    <style:style style:name="T143" style:parent-style-name="段落フォント" style:family="text">
      <style:text-properties style:font-name="Arial"/>
    </style:style>
    <style:style style:name="P144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45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46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47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48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49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50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51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152" style:parent-style-name="標準Web" style:family="paragraph">
      <style:paragraph-properties fo:margin-top="0in" fo:margin-bottom="0in"/>
      <style:text-properties style:font-name="Arial" fo:font-weight="bold" style:font-weight-asian="bold" style:font-weight-complex="bold"/>
    </style:style>
    <style:style style:name="P153" style:parent-style-name="標準Web" style:family="paragraph">
      <style:paragraph-properties fo:margin-top="0in" fo:margin-bottom="0in"/>
      <style:text-properties style:font-name="Arial" fo:font-weight="bold" style:font-weight-asian="bold" style:font-weight-complex="bold"/>
    </style:style>
    <style:style style:name="TableColumn155" style:family="table-column">
      <style:table-column-properties style:column-width="1.875in"/>
    </style:style>
    <style:style style:name="TableColumn156" style:family="table-column">
      <style:table-column-properties style:column-width="4.875in"/>
    </style:style>
    <style:style style:name="Table154" style:family="table">
      <style:table-properties style:width="6.75in" fo:margin-left="0.0687in" table:align="left"/>
    </style:style>
    <style:style style:name="TableRow157" style:family="table-row">
      <style:table-row-properties style:min-row-height="3.7361in"/>
    </style:style>
    <style:style style:name="TableCell158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159" style:parent-style-name="標準Web" style:family="paragraph">
      <style:paragraph-properties fo:text-align="justify" fo:margin-top="0in" fo:margin-bottom="0in"/>
      <style:text-properties style:font-name="Arial"/>
    </style:style>
    <style:style style:name="P160" style:parent-style-name="標準Web" style:family="paragraph">
      <style:paragraph-properties fo:text-align="justify" fo:margin-top="0in" fo:margin-bottom="0in"/>
      <style:text-properties style:font-name="Arial"/>
    </style:style>
    <style:style style:name="P161" style:parent-style-name="標準Web" style:family="paragraph">
      <style:paragraph-properties fo:text-align="justify" fo:margin-top="0in" fo:margin-bottom="0in" fo:line-height="0.1666in" fo:margin-left="0.125in" fo:text-indent="-0.125in">
        <style:tab-stops/>
      </style:paragraph-properties>
      <style:text-properties style:font-name="Arial" fo:font-size="9pt" style:font-size-asian="9pt" style:font-size-complex="9pt"/>
    </style:style>
    <style:style style:name="TableCell162" style:family="table-cell">
      <style:table-cell-properties fo:border="0.0069in solid #000000" fo:padding-top="0in" fo:padding-left="0.0687in" fo:padding-bottom="0in" fo:padding-right="0.0687in"/>
    </style:style>
    <style:style style:name="P163" style:parent-style-name="標準Web" style:family="paragraph">
      <style:paragraph-properties fo:margin-top="0in" fo:margin-bottom="0in"/>
      <style:text-properties style:font-name="Arial"/>
    </style:style>
    <style:style style:name="P164" style:parent-style-name="標準Web" style:family="paragraph">
      <style:paragraph-properties fo:margin-top="0in" fo:margin-bottom="0in"/>
      <style:text-properties style:font-name="Arial"/>
    </style:style>
    <style:style style:name="P165" style:parent-style-name="標準Web" style:family="paragraph">
      <style:paragraph-properties fo:margin-top="0in" fo:margin-bottom="0in"/>
      <style:text-properties style:font-name="Arial"/>
    </style:style>
    <style:style style:name="P166" style:parent-style-name="標準Web" style:family="paragraph">
      <style:paragraph-properties fo:margin-top="0in" fo:margin-bottom="0in"/>
      <style:text-properties style:font-name="Arial"/>
    </style:style>
    <style:style style:name="P167" style:parent-style-name="標準Web" style:family="paragraph">
      <style:paragraph-properties fo:margin-top="0in" fo:margin-bottom="0in"/>
      <style:text-properties style:font-name="Arial"/>
    </style:style>
    <style:style style:name="P168" style:parent-style-name="標準Web" style:family="paragraph">
      <style:paragraph-properties fo:margin-top="0in" fo:margin-bottom="0in"/>
      <style:text-properties style:font-name="Arial"/>
    </style:style>
    <style:style style:name="P169" style:parent-style-name="標準Web" style:family="paragraph">
      <style:paragraph-properties fo:margin-top="0in" fo:margin-bottom="0in"/>
      <style:text-properties style:font-name="Arial"/>
    </style:style>
    <style:style style:name="P170" style:parent-style-name="標準Web" style:family="paragraph">
      <style:paragraph-properties fo:margin-top="0in" fo:margin-bottom="0in"/>
      <style:text-properties style:font-name="Arial"/>
    </style:style>
    <style:style style:name="P171" style:parent-style-name="標準Web" style:family="paragraph">
      <style:paragraph-properties fo:margin-top="0in" fo:margin-bottom="0in"/>
      <style:text-properties style:font-name="Arial"/>
    </style:style>
    <style:style style:name="P172" style:parent-style-name="標準Web" style:family="paragraph">
      <style:paragraph-properties fo:margin-top="0in" fo:margin-bottom="0in"/>
      <style:text-properties style:font-name="Arial"/>
    </style:style>
    <style:style style:name="P173" style:parent-style-name="標準Web" style:family="paragraph">
      <style:paragraph-properties fo:margin-top="0in" fo:margin-bottom="0in"/>
      <style:text-properties style:font-name="Arial"/>
    </style:style>
    <style:style style:name="P174" style:parent-style-name="標準Web" style:family="paragraph">
      <style:paragraph-properties fo:margin-top="0in" fo:margin-bottom="0in"/>
      <style:text-properties style:font-name="Arial"/>
    </style:style>
    <style:style style:name="P175" style:parent-style-name="標準Web" style:family="paragraph">
      <style:paragraph-properties fo:margin-top="0in" fo:margin-bottom="0in"/>
      <style:text-properties style:font-name="Arial"/>
    </style:style>
    <style:style style:name="P176" style:parent-style-name="標準Web" style:family="paragraph">
      <style:paragraph-properties fo:margin-top="0in" fo:margin-bottom="0in"/>
      <style:text-properties style:font-name="Arial"/>
    </style:style>
    <style:style style:name="P177" style:parent-style-name="標準Web" style:family="paragraph">
      <style:paragraph-properties fo:margin-top="0in" fo:margin-bottom="0in"/>
      <style:text-properties style:font-name="Arial"/>
    </style:style>
    <style:style style:name="P178" style:parent-style-name="標準Web" style:family="paragraph">
      <style:paragraph-properties fo:margin-top="0in" fo:margin-bottom="0in"/>
      <style:text-properties style:font-name="Arial"/>
    </style:style>
    <style:style style:name="P179" style:parent-style-name="標準Web" style:family="paragraph">
      <style:paragraph-properties fo:break-before="page" fo:margin-top="0in" fo:margin-bottom="0in"/>
    </style:style>
    <style:style style:name="T180" style:parent-style-name="段落フォント" style:family="text">
      <style:text-properties style:font-name="Arial" fo:font-weight="bold" style:font-weight-asian="bold" style:font-weight-complex="bold"/>
    </style:style>
    <style:style style:name="T181" style:parent-style-name="段落フォント" style:family="text">
      <style:text-properties style:font-name="Arial" fo:font-weight="bold" style:font-weight-asian="bold" style:font-weight-complex="bold"/>
    </style:style>
    <style:style style:name="T182" style:parent-style-name="段落フォント" style:family="text">
      <style:text-properties style:font-name="Arial" fo:font-weight="bold" style:font-weight-asian="bold"/>
    </style:style>
    <style:style style:name="T183" style:parent-style-name="段落フォント" style:family="text">
      <style:text-properties style:font-name="Arial"/>
    </style:style>
    <style:style style:name="T184" style:parent-style-name="段落フォント" style:family="text">
      <style:text-properties style:font-name="Arial" fo:font-size="10pt" style:font-size-asian="10pt" style:font-size-complex="10pt"/>
    </style:style>
    <style:style style:name="T185" style:parent-style-name="段落フォント" style:family="text">
      <style:text-properties style:font-name="Arial" fo:font-size="10pt" style:font-size-asian="10pt" style:font-size-complex="10pt"/>
    </style:style>
    <style:style style:name="T186" style:parent-style-name="段落フォント" style:family="text">
      <style:text-properties style:font-name="Arial" fo:font-size="10pt" style:font-size-asian="10pt" style:font-size-complex="10pt"/>
    </style:style>
    <style:style style:name="T187" style:parent-style-name="段落フォント" style:family="text">
      <style:text-properties style:font-name="Arial" fo:font-size="10pt" style:font-size-asian="10pt" style:font-size-complex="10pt"/>
    </style:style>
    <style:style style:name="T188" style:parent-style-name="段落フォント" style:family="text">
      <style:text-properties style:font-name="Arial" fo:font-size="10pt" style:font-size-asian="10pt" style:font-size-complex="10pt"/>
    </style:style>
    <style:style style:name="T189" style:parent-style-name="段落フォント" style:family="text">
      <style:text-properties style:font-name="Arial" fo:font-size="10pt" style:font-size-asian="10pt" style:font-size-complex="10pt"/>
    </style:style>
    <style:style style:name="T190" style:parent-style-name="段落フォント" style:family="text">
      <style:text-properties style:font-name="Arial" fo:font-size="10pt" style:font-size-asian="10pt" style:font-size-complex="10pt"/>
    </style:style>
    <style:style style:name="TableColumn192" style:family="table-column">
      <style:table-column-properties style:column-width="6.75in"/>
    </style:style>
    <style:style style:name="Table191" style:family="table">
      <style:table-properties style:width="6.75in" fo:margin-left="0.0687in" table:align="left"/>
    </style:style>
    <style:style style:name="TableRow193" style:family="table-row">
      <style:table-row-properties style:min-row-height="1.002in"/>
    </style:style>
    <style:style style:name="TableCell194" style:family="table-cell">
      <style:table-cell-properties fo:border="0.0069in solid #000000" fo:padding-top="0in" fo:padding-left="0.0687in" fo:padding-bottom="0in" fo:padding-right="0.0687in"/>
    </style:style>
    <style:style style:name="P195" style:parent-style-name="標準Web" style:family="paragraph">
      <style:paragraph-properties fo:margin-top="0in" fo:margin-bottom="0in" style:line-height-at-least="0in"/>
    </style:style>
    <style:style style:name="T196" style:parent-style-name="段落フォント" style:family="text">
      <style:text-properties style:font-name="Arial"/>
    </style:style>
    <style:style style:name="T197" style:parent-style-name="段落フォント" style:family="text">
      <style:text-properties style:font-name="Arial" fo:font-size="11pt" style:font-size-asian="11pt" style:font-size-complex="11pt"/>
    </style:style>
    <style:style style:name="T198" style:parent-style-name="段落フォント" style:family="text">
      <style:text-properties style:font-name="Arial" fo:font-size="11pt" style:font-size-asian="11pt" style:font-size-complex="11pt"/>
    </style:style>
    <style:style style:name="P19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00" style:parent-style-name="標準Web" style:family="paragraph">
      <style:paragraph-properties fo:margin-top="0.1138in" fo:margin-bottom="0in"/>
      <style:text-properties style:font-name="Arial" fo:font-weight="bold" style:font-weight-asian="bold"/>
    </style:style>
    <style:style style:name="P201" style:parent-style-name="標準Web" style:family="paragraph">
      <style:paragraph-properties fo:margin-top="0in" fo:margin-bottom="0in" fo:margin-left="0.1388in" fo:text-indent="-0.1388in">
        <style:tab-stops/>
      </style:paragraph-properties>
      <style:text-properties style:font-name="Arial" fo:font-size="10pt" style:font-size-asian="10pt" style:font-size-complex="10pt"/>
    </style:style>
    <style:style style:name="TableColumn203" style:family="table-column">
      <style:table-column-properties style:column-width="6.75in"/>
    </style:style>
    <style:style style:name="Table202" style:family="table">
      <style:table-properties style:width="6.75in" fo:margin-left="0.0687in" table:align="left"/>
    </style:style>
    <style:style style:name="TableRow204" style:family="table-row">
      <style:table-row-properties style:min-row-height="1.575in"/>
    </style:style>
    <style:style style:name="TableCell205" style:family="table-cell">
      <style:table-cell-properties fo:border="0.0069in solid #000000" fo:padding-top="0in" fo:padding-left="0.0687in" fo:padding-bottom="0in" fo:padding-right="0.0687in"/>
    </style:style>
    <style:style style:name="P206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07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08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0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10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11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12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13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14" style:parent-style-name="標準Web" style:family="paragraph">
      <style:paragraph-properties fo:margin-top="0.1138in" fo:margin-bottom="0in"/>
    </style:style>
    <style:style style:name="T215" style:parent-style-name="段落フォント" style:family="text">
      <style:text-properties style:font-name="Arial" fo:font-weight="bold" style:font-weight-asian="bold"/>
    </style:style>
    <style:style style:name="T216" style:parent-style-name="段落フォント" style:family="text">
      <style:text-properties style:font-name="Arial" fo:font-weight="bold" style:font-weight-asian="bold"/>
    </style:style>
    <style:style style:name="T217" style:parent-style-name="段落フォント" style:family="text">
      <style:text-properties style:font-name="Arial" fo:font-weight="bold" style:font-weight-asian="bold"/>
    </style:style>
    <style:style style:name="P218" style:parent-style-name="標準Web" style:family="paragraph">
      <style:paragraph-properties fo:margin-top="0in" fo:margin-bottom="0in" fo:margin-left="0.1527in" fo:text-indent="-0.1527in">
        <style:tab-stops/>
      </style:paragraph-properties>
    </style:style>
    <style:style style:name="T219" style:parent-style-name="段落フォント" style:family="text">
      <style:text-properties style:font-name="Arial" fo:font-size="11pt" style:font-size-asian="11pt" style:font-size-complex="11pt"/>
    </style:style>
    <style:style style:name="T220" style:parent-style-name="段落フォント" style:family="text">
      <style:text-properties style:font-name="Arial" fo:font-size="10pt" style:font-size-asian="10pt" style:font-size-complex="10pt"/>
    </style:style>
    <style:style style:name="T221" style:parent-style-name="段落フォント" style:family="text">
      <style:text-properties style:font-name="Arial" fo:font-size="10pt" style:font-size-asian="10pt" style:font-size-complex="10pt"/>
    </style:style>
    <style:style style:name="T222" style:parent-style-name="段落フォント" style:family="text">
      <style:text-properties style:font-name="Arial" fo:font-size="10pt" style:font-size-asian="10pt" style:font-size-complex="10pt"/>
    </style:style>
    <style:style style:name="T223" style:parent-style-name="段落フォント" style:family="text">
      <style:text-properties style:font-name="Arial" fo:font-size="10pt" style:font-size-asian="10pt" style:font-size-complex="10pt"/>
    </style:style>
    <style:style style:name="T224" style:parent-style-name="段落フォント" style:family="text">
      <style:text-properties style:font-name="Arial" fo:font-size="10pt" style:font-size-asian="10pt" style:font-size-complex="10pt"/>
    </style:style>
    <style:style style:name="T225" style:parent-style-name="段落フォント" style:family="text">
      <style:text-properties style:font-name="Arial" fo:font-size="10pt" style:font-size-asian="10pt" style:font-size-complex="10pt"/>
    </style:style>
    <style:style style:name="T226" style:parent-style-name="段落フォント" style:family="text">
      <style:text-properties style:font-name="Arial" fo:font-size="10pt" style:font-size-asian="10pt" style:font-size-complex="10pt"/>
    </style:style>
    <style:style style:name="T227" style:parent-style-name="段落フォント" style:family="text">
      <style:text-properties style:font-name="Arial" fo:font-size="10pt" style:font-size-asian="10pt" style:font-size-complex="10pt"/>
    </style:style>
    <style:style style:name="T228" style:parent-style-name="段落フォント" style:family="text">
      <style:text-properties style:font-name="Arial" fo:font-size="10pt" style:font-size-asian="10pt" style:font-size-complex="10pt"/>
    </style:style>
    <style:style style:name="T229" style:parent-style-name="段落フォント" style:family="text">
      <style:text-properties style:font-name="Arial" fo:font-size="10pt" style:font-size-asian="10pt" style:font-size-complex="10pt"/>
    </style:style>
    <style:style style:name="T230" style:parent-style-name="段落フォント" style:family="text">
      <style:text-properties style:font-name="Arial" fo:font-size="10pt" style:font-size-asian="10pt" style:font-size-complex="10pt"/>
    </style:style>
    <style:style style:name="T231" style:parent-style-name="段落フォント" style:family="text">
      <style:text-properties style:font-name="Arial" fo:font-size="10pt" style:font-size-asian="10pt" style:font-size-complex="10pt"/>
    </style:style>
    <style:style style:name="T232" style:parent-style-name="段落フォント" style:family="text">
      <style:text-properties style:font-name="Arial" fo:font-size="10pt" style:font-size-asian="10pt" style:font-size-complex="10pt"/>
    </style:style>
    <style:style style:name="TableColumn234" style:family="table-column">
      <style:table-column-properties style:column-width="6.75in"/>
    </style:style>
    <style:style style:name="Table233" style:family="table">
      <style:table-properties style:width="6.75in" fo:margin-left="0.0687in" table:align="left"/>
    </style:style>
    <style:style style:name="TableRow235" style:family="table-row">
      <style:table-row-properties style:min-row-height="4.0944in"/>
    </style:style>
    <style:style style:name="TableCell236" style:family="table-cell">
      <style:table-cell-properties fo:border="0.0069in solid #000000" fo:padding-top="0in" fo:padding-left="0.0687in" fo:padding-bottom="0in" fo:padding-right="0.0687in"/>
    </style:style>
    <style:style style:name="P237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38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3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0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1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2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3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4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5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6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7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8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4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0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1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2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3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4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5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6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7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8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5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60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61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62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63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64" style:parent-style-name="標準Web" style:family="paragraph">
      <style:paragraph-properties fo:break-before="page" fo:margin-top="0in" fo:margin-bottom="0in" style:line-height-at-least="0in">
        <style:tab-stops>
          <style:tab-stop style:type="left" style:position="1.5312in"/>
        </style:tab-stops>
      </style:paragraph-properties>
    </style:style>
    <style:style style:name="T265" style:parent-style-name="段落フォント" style:family="text">
      <style:text-properties fo:font-weight="bold" style:font-weight-asian="bold"/>
    </style:style>
    <style:style style:name="T266" style:parent-style-name="段落フォント" style:family="text">
      <style:text-properties fo:font-weight="bold" style:font-weight-asian="bold"/>
    </style:style>
    <style:style style:name="T267" style:parent-style-name="段落フォント" style:family="text">
      <style:text-properties style:font-name="Arial" fo:font-weight="bold" style:font-weight-asian="bold"/>
    </style:style>
    <style:style style:name="T268" style:parent-style-name="段落フォント" style:family="text">
      <style:text-properties style:font-name="Arial" fo:font-weight="bold" style:font-weight-asian="bold"/>
    </style:style>
    <style:style style:name="P269" style:parent-style-name="標準Web" style:family="paragraph">
      <style:paragraph-properties fo:margin-top="0in" fo:margin-bottom="0in" style:line-height-at-least="0in" fo:margin-left="0.1527in" fo:text-indent="-0.1527in">
        <style:tab-stops/>
      </style:paragraph-properties>
    </style:style>
    <style:style style:name="T270" style:parent-style-name="段落フォント" style:family="text">
      <style:text-properties style:font-name="Arial" fo:font-size="11pt" style:font-size-asian="11pt" style:font-size-complex="11pt"/>
    </style:style>
    <style:style style:name="T271" style:parent-style-name="段落フォント" style:family="text">
      <style:text-properties style:font-name="Arial" fo:font-size="10pt" style:font-size-asian="10pt" style:font-size-complex="10pt"/>
    </style:style>
    <style:style style:name="T272" style:parent-style-name="段落フォント" style:family="text">
      <style:text-properties style:font-name="Arial" fo:font-size="10pt" style:font-size-asian="10pt" style:font-size-complex="10pt"/>
    </style:style>
    <style:style style:name="T273" style:parent-style-name="段落フォント" style:family="text">
      <style:text-properties style:font-name="Arial" fo:font-size="10pt" style:font-size-asian="10pt" style:font-size-complex="10pt"/>
    </style:style>
    <style:style style:name="T274" style:parent-style-name="段落フォント" style:family="text">
      <style:text-properties style:font-name="Arial" fo:font-size="10pt" style:font-size-asian="10pt" style:font-size-complex="10pt"/>
    </style:style>
    <style:style style:name="T275" style:parent-style-name="段落フォント" style:family="text">
      <style:text-properties style:font-name="Arial" fo:font-size="10pt" style:font-size-asian="10pt" style:font-size-complex="10pt"/>
    </style:style>
    <style:style style:name="T276" style:parent-style-name="段落フォント" style:family="text">
      <style:text-properties style:font-name="Arial" fo:font-size="10pt" style:font-size-asian="10pt" style:font-size-complex="10pt"/>
    </style:style>
    <style:style style:name="T277" style:parent-style-name="段落フォント" style:family="text">
      <style:text-properties style:font-name="Arial" fo:font-size="10pt" style:font-size-asian="10pt" style:font-size-complex="10pt"/>
    </style:style>
    <style:style style:name="T278" style:parent-style-name="段落フォント" style:family="text">
      <style:text-properties style:font-name="Arial" fo:font-size="10pt" style:font-size-asian="10pt" style:font-size-complex="10pt"/>
    </style:style>
    <style:style style:name="T279" style:parent-style-name="段落フォント" style:family="text">
      <style:text-properties style:font-name="Arial" fo:font-size="10pt" style:font-size-asian="10pt" style:font-size-complex="10pt"/>
    </style:style>
    <style:style style:name="T280" style:parent-style-name="段落フォント" style:family="text">
      <style:text-properties style:font-name="Arial" fo:font-size="10pt" style:font-size-asian="10pt" style:font-size-complex="10pt"/>
    </style:style>
    <style:style style:name="T281" style:parent-style-name="段落フォント" style:family="text">
      <style:text-properties style:font-name="Arial" fo:font-size="10pt" style:font-size-asian="10pt" style:font-size-complex="10pt"/>
    </style:style>
    <style:style style:name="T282" style:parent-style-name="段落フォント" style:family="text">
      <style:text-properties style:font-name="Arial" fo:font-size="10pt" style:font-size-asian="10pt" style:font-size-complex="10pt"/>
    </style:style>
    <style:style style:name="T283" style:parent-style-name="段落フォント" style:family="text">
      <style:text-properties style:font-name="Arial" fo:font-size="10pt" style:font-size-asian="10pt" style:font-size-complex="10pt"/>
    </style:style>
    <style:style style:name="T284" style:parent-style-name="段落フォント" style:family="text">
      <style:text-properties style:font-name="Arial" fo:font-size="10pt" style:font-size-asian="10pt" style:font-size-complex="10pt"/>
    </style:style>
    <style:style style:name="T285" style:parent-style-name="段落フォント" style:family="text">
      <style:text-properties style:font-name="Arial" fo:font-size="10pt" style:font-size-asian="10pt" style:font-size-complex="10pt"/>
    </style:style>
    <style:style style:name="TableColumn287" style:family="table-column">
      <style:table-column-properties style:column-width="6.75in"/>
    </style:style>
    <style:style style:name="Table286" style:family="table">
      <style:table-properties style:width="6.75in" fo:margin-left="0.0687in" table:align="left"/>
    </style:style>
    <style:style style:name="TableRow288" style:family="table-row">
      <style:table-row-properties style:min-row-height="3.3069in"/>
    </style:style>
    <style:style style:name="TableCell289" style:family="table-cell">
      <style:table-cell-properties fo:border="0.0069in solid #000000" fo:padding-top="0in" fo:padding-left="0.0687in" fo:padding-bottom="0in" fo:padding-right="0.0687in"/>
    </style:style>
    <style:style style:name="P290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91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92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93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94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95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96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97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98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29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00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01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02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03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04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05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06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07" style:parent-style-name="標準Web" style:family="paragraph">
      <style:paragraph-properties fo:margin-top="0.1138in" fo:margin-bottom="0in" style:line-height-at-least="0in"/>
    </style:style>
    <style:style style:name="T308" style:parent-style-name="段落フォント" style:family="text">
      <style:text-properties style:font-name="Arial" fo:font-weight="bold" style:font-weight-asian="bold"/>
    </style:style>
    <style:style style:name="T309" style:parent-style-name="段落フォント" style:family="text">
      <style:text-properties style:font-name="Arial" fo:font-weight="bold" style:font-weight-asian="bold"/>
    </style:style>
    <style:style style:name="T310" style:parent-style-name="段落フォント" style:family="text">
      <style:text-properties style:font-name="Arial" fo:font-weight="bold" style:font-weight-asian="bold"/>
    </style:style>
    <style:style style:name="P311" style:parent-style-name="標準Web" style:family="paragraph">
      <style:paragraph-properties fo:margin-top="0in" fo:margin-bottom="0in" style:line-height-at-least="0in" fo:margin-left="0.1527in" fo:text-indent="-0.1527in">
        <style:tab-stops/>
      </style:paragraph-properties>
    </style:style>
    <style:style style:name="T312" style:parent-style-name="段落フォント" style:family="text">
      <style:text-properties style:font-name="Arial" fo:font-size="11pt" style:font-size-asian="11pt" style:font-size-complex="11pt"/>
    </style:style>
    <style:style style:name="T313" style:parent-style-name="段落フォント" style:family="text">
      <style:text-properties style:font-name="Arial" fo:font-size="10pt" style:font-size-asian="10pt" style:font-size-complex="10pt"/>
    </style:style>
    <style:style style:name="T314" style:parent-style-name="段落フォント" style:family="text">
      <style:text-properties style:font-name="Arial" fo:font-size="10pt" style:font-size-asian="10pt" style:font-size-complex="10pt"/>
    </style:style>
    <style:style style:name="T315" style:parent-style-name="段落フォント" style:family="text">
      <style:text-properties style:font-name="Arial" fo:font-size="10pt" style:font-size-asian="10pt" style:font-size-complex="10pt"/>
    </style:style>
    <style:style style:name="T316" style:parent-style-name="段落フォント" style:family="text">
      <style:text-properties style:font-name="Arial" fo:font-size="10pt" style:font-size-asian="10pt" style:font-size-complex="10pt"/>
    </style:style>
    <style:style style:name="T317" style:parent-style-name="段落フォント" style:family="text">
      <style:text-properties style:font-name="Arial" fo:font-size="10pt" style:font-size-asian="10pt" style:font-size-complex="10pt"/>
    </style:style>
    <style:style style:name="T318" style:parent-style-name="段落フォント" style:family="text">
      <style:text-properties style:font-name="Arial" fo:font-size="10pt" style:font-size-asian="10pt" style:font-size-complex="10pt"/>
    </style:style>
    <style:style style:name="T319" style:parent-style-name="段落フォント" style:family="text">
      <style:text-properties style:font-name="Arial" fo:font-size="10pt" style:font-size-asian="10pt" style:font-size-complex="10pt"/>
    </style:style>
    <style:style style:name="T320" style:parent-style-name="段落フォント" style:family="text">
      <style:text-properties style:font-name="Arial" fo:font-size="10pt" style:font-size-asian="10pt" style:font-size-complex="10pt"/>
    </style:style>
    <style:style style:name="T321" style:parent-style-name="段落フォント" style:family="text">
      <style:text-properties style:font-name="Arial" fo:font-size="10pt" style:font-size-asian="10pt" style:font-size-complex="10pt"/>
    </style:style>
    <style:style style:name="T322" style:parent-style-name="段落フォント" style:family="text">
      <style:text-properties style:font-name="Arial" fo:font-size="10pt" style:font-size-asian="10pt" style:font-size-complex="10pt"/>
    </style:style>
    <style:style style:name="T323" style:parent-style-name="段落フォント" style:family="text">
      <style:text-properties style:font-name="Arial" fo:font-size="10pt" style:font-size-asian="10pt" style:font-size-complex="10pt"/>
    </style:style>
    <style:style style:name="T324" style:parent-style-name="段落フォント" style:family="text">
      <style:text-properties style:font-name="Arial" fo:font-size="10pt" style:font-size-asian="10pt" style:font-size-complex="10pt"/>
    </style:style>
    <style:style style:name="TableColumn326" style:family="table-column">
      <style:table-column-properties style:column-width="6.75in"/>
    </style:style>
    <style:style style:name="Table325" style:family="table">
      <style:table-properties style:width="6.75in" fo:margin-left="0.0687in" table:align="left"/>
    </style:style>
    <style:style style:name="TableRow327" style:family="table-row">
      <style:table-row-properties style:min-row-height="1.7715in"/>
    </style:style>
    <style:style style:name="TableCell328" style:family="table-cell">
      <style:table-cell-properties fo:border="0.0069in solid #000000" fo:padding-top="0in" fo:padding-left="0.0687in" fo:padding-bottom="0in" fo:padding-right="0.0687in"/>
    </style:style>
    <style:style style:name="P32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30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31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32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33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34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35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36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37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38" style:parent-style-name="標準Web" style:family="paragraph">
      <style:paragraph-properties fo:margin-top="0.1138in" fo:margin-bottom="0in" style:line-height-at-least="0in"/>
    </style:style>
    <style:style style:name="T339" style:parent-style-name="段落フォント" style:family="text">
      <style:text-properties style:font-name="Arial" fo:font-weight="bold" style:font-weight-asian="bold"/>
    </style:style>
    <style:style style:name="T340" style:parent-style-name="段落フォント" style:family="text">
      <style:text-properties style:font-name="Arial" fo:font-weight="bold" style:font-weight-asian="bold"/>
    </style:style>
    <style:style style:name="T341" style:parent-style-name="段落フォント" style:family="text">
      <style:text-properties style:font-name="Arial" fo:font-weight="bold" style:font-weight-asian="bold"/>
    </style:style>
    <style:style style:name="T342" style:parent-style-name="段落フォント" style:family="text">
      <style:text-properties style:font-name="Arial" fo:font-weight="bold" style:font-weight-asian="bold"/>
    </style:style>
    <style:style style:name="T343" style:parent-style-name="段落フォント" style:family="text">
      <style:text-properties style:font-name="Arial" fo:font-weight="bold" style:font-weight-asian="bold"/>
    </style:style>
    <style:style style:name="T344" style:parent-style-name="段落フォント" style:family="text">
      <style:text-properties style:font-name="Arial" fo:font-weight="bold" style:font-weight-asian="bold"/>
    </style:style>
    <style:style style:name="P345" style:parent-style-name="標準Web" style:family="paragraph">
      <style:paragraph-properties fo:margin-top="0in" fo:margin-bottom="0in" style:line-height-at-least="0in" fo:margin-left="0.1388in" fo:text-indent="-0.1388in">
        <style:tab-stops/>
      </style:paragraph-properties>
      <style:text-properties style:font-name="Arial" fo:font-size="10pt" style:font-size-asian="10pt" style:font-size-complex="10pt"/>
    </style:style>
    <style:style style:name="TableColumn347" style:family="table-column">
      <style:table-column-properties style:column-width="6.75in"/>
    </style:style>
    <style:style style:name="Table346" style:family="table">
      <style:table-properties style:width="6.75in" fo:margin-left="0.0687in" table:align="left"/>
    </style:style>
    <style:style style:name="TableRow348" style:family="table-row">
      <style:table-row-properties style:min-row-height="1.7715in"/>
    </style:style>
    <style:style style:name="TableCell349" style:family="table-cell">
      <style:table-cell-properties fo:border="0.0069in solid #000000" fo:padding-top="0in" fo:padding-left="0.0687in" fo:padding-bottom="0in" fo:padding-right="0.0687in"/>
    </style:style>
    <style:style style:name="P350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51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52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53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54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55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56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57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58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59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60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61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362" style:parent-style-name="標準Web" style:family="paragraph">
      <style:paragraph-properties fo:break-before="page" fo:margin-top="0in" fo:margin-bottom="0in"/>
    </style:style>
    <style:style style:name="T363" style:parent-style-name="段落フォント" style:family="text">
      <style:text-properties style:font-name="Arial" fo:font-weight="bold" style:font-weight-asian="bold" style:font-weight-complex="bold"/>
    </style:style>
    <style:style style:name="T364" style:parent-style-name="段落フォント" style:family="text">
      <style:text-properties style:font-name="Arial" fo:font-weight="bold" style:font-weight-asian="bold" style:font-weight-complex="bold"/>
    </style:style>
    <style:style style:name="P365" style:parent-style-name="標準Web" style:family="paragraph">
      <style:paragraph-properties fo:margin-top="0.1138in" fo:margin-bottom="0in" style:line-height-at-least="0in"/>
    </style:style>
    <style:style style:name="T366" style:parent-style-name="段落フォント" style:family="text">
      <style:text-properties style:font-name="Arial"/>
    </style:style>
    <style:style style:name="P367" style:parent-style-name="標準Web" style:family="paragraph">
      <style:paragraph-properties fo:margin-top="0in" fo:margin-bottom="0in" style:line-height-at-least="0in" fo:text-indent="0.0763in"/>
    </style:style>
    <style:style style:name="T368" style:parent-style-name="段落フォント" style:family="text">
      <style:text-properties style:font-name="Arial" fo:font-size="11pt" style:font-size-asian="11pt" style:font-size-complex="11pt"/>
    </style:style>
    <style:style style:name="T369" style:parent-style-name="段落フォント" style:family="text">
      <style:text-properties style:font-name="Arial" fo:font-size="11pt" style:font-size-asian="11pt" style:font-size-complex="11pt"/>
    </style:style>
    <style:style style:name="T370" style:parent-style-name="段落フォント" style:family="text">
      <style:text-properties style:font-name="Arial" fo:font-size="11pt" style:font-size-asian="11pt" style:font-size-complex="11pt"/>
    </style:style>
    <style:style style:name="T371" style:parent-style-name="段落フォント" style:family="text">
      <style:text-properties style:font-name="Arial" fo:font-size="11pt" style:font-size-asian="11pt" style:font-size-complex="11pt"/>
    </style:style>
    <style:style style:name="T372" style:parent-style-name="段落フォント" style:family="text">
      <style:text-properties style:font-name="Arial" fo:font-size="11pt" style:font-size-asian="11pt" style:font-size-complex="11pt"/>
    </style:style>
    <style:style style:name="T373" style:parent-style-name="段落フォント" style:family="text">
      <style:text-properties style:font-name="Arial" fo:font-size="11pt" style:font-size-asian="11pt" style:font-size-complex="11pt"/>
    </style:style>
    <style:style style:name="T374" style:parent-style-name="段落フォント" style:family="text">
      <style:text-properties style:font-name="Arial" fo:font-size="11pt" style:font-size-asian="11pt" style:font-size-complex="11pt"/>
    </style:style>
    <style:style style:name="TableColumn376" style:family="table-column">
      <style:table-column-properties style:column-width="2in"/>
    </style:style>
    <style:style style:name="TableColumn377" style:family="table-column">
      <style:table-column-properties style:column-width="0.625in"/>
    </style:style>
    <style:style style:name="TableColumn378" style:family="table-column">
      <style:table-column-properties style:column-width="4.125in"/>
    </style:style>
    <style:style style:name="Table375" style:family="table">
      <style:table-properties style:width="6.75in" fo:margin-left="0.0687in" table:align="left"/>
    </style:style>
    <style:style style:name="TableRow379" style:family="table-row">
      <style:table-row-properties style:min-row-height="1.0236in"/>
    </style:style>
    <style:style style:name="TableCell380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381" style:parent-style-name="標準Web" style:family="paragraph">
      <style:paragraph-properties fo:text-align="justify" fo:margin-top="0in" fo:margin-bottom="0in"/>
    </style:style>
    <style:style style:name="T382" style:parent-style-name="段落フォント" style:family="text">
      <style:text-properties style:font-name="Arial"/>
    </style:style>
    <style:style style:name="T383" style:parent-style-name="段落フォント" style:family="text">
      <style:text-properties style:font-name="Arial" style:text-underline-type="single" style:text-underline-style="solid" style:text-underline-width="auto" style:text-underline-mode="continuous"/>
    </style:style>
    <style:style style:name="T384" style:parent-style-name="段落フォント" style:family="text">
      <style:text-properties style:font-name="Arial" style:text-underline-type="single" style:text-underline-style="solid" style:text-underline-width="auto" style:text-underline-mode="continuous"/>
    </style:style>
    <style:style style:name="T385" style:parent-style-name="段落フォント" style:family="text">
      <style:text-properties style:font-name="Arial" style:text-underline-type="single" style:text-underline-style="solid" style:text-underline-width="auto" style:text-underline-mode="continuous"/>
    </style:style>
    <style:style style:name="TableCell386" style:family="table-cell">
      <style:table-cell-properties fo:border-top="0.0069in solid #000000" fo:border-left="0.0069in solid #000000" fo:border-bottom="0.0069in solid #000000" fo:border-right="0.0069in dashed #000000" style:vertical-align="middle" fo:padding-top="0in" fo:padding-left="0.0687in" fo:padding-bottom="0in" fo:padding-right="0.0687in"/>
    </style:style>
    <style:style style:name="P387" style:parent-style-name="標準Web" style:family="paragraph">
      <style:paragraph-properties fo:text-align="justify" fo:margin-top="0in" fo:margin-bottom="0in"/>
      <style:text-properties style:font-name="Arial"/>
    </style:style>
    <style:style style:name="TableCell388" style:family="table-cell">
      <style:table-cell-properties fo:border-top="0.0069in solid #000000" fo:border-left="0.0069in dashed #000000" fo:border-bottom="0.0069in solid #000000" fo:border-right="0.0069in solid #000000" fo:padding-top="0in" fo:padding-left="0.0687in" fo:padding-bottom="0in" fo:padding-right="0.0687in"/>
    </style:style>
    <style:style style:name="P389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390" style:parent-style-name="標準Web" style:family="paragraph">
      <style:paragraph-properties fo:text-align="justify" fo:margin-top="0in" fo:margin-bottom="0in" style:line-height-at-least="0in"/>
      <style:text-properties style:font-name="Arial"/>
    </style:style>
    <style:style style:name="P391" style:parent-style-name="標準Web" style:family="paragraph">
      <style:paragraph-properties fo:margin-top="0.1138in" fo:margin-bottom="0in"/>
    </style:style>
    <style:style style:name="T392" style:parent-style-name="段落フォント" style:family="text">
      <style:text-properties style:font-name="Arial"/>
    </style:style>
    <style:style style:name="TableColumn394" style:family="table-column">
      <style:table-column-properties style:column-width="0.6937in"/>
    </style:style>
    <style:style style:name="TableColumn395" style:family="table-column">
      <style:table-column-properties style:column-width="1.5in"/>
    </style:style>
    <style:style style:name="TableColumn396" style:family="table-column">
      <style:table-column-properties style:column-width="1.5in"/>
    </style:style>
    <style:style style:name="TableColumn397" style:family="table-column">
      <style:table-column-properties style:column-width="1.5in"/>
    </style:style>
    <style:style style:name="TableColumn398" style:family="table-column">
      <style:table-column-properties style:column-width="1.5in"/>
    </style:style>
    <style:style style:name="Table393" style:family="table">
      <style:table-properties style:width="6.6937in" fo:margin-left="0in" table:align="left"/>
    </style:style>
    <style:style style:name="TableRow399" style:family="table-row">
      <style:table-row-properties style:min-row-height="0.2173in"/>
    </style:style>
    <style:style style:name="TableCell400" style:family="table-cell">
      <style:table-cell-properties fo:border="0.0069in solid #000000" fo:padding-top="0in" fo:padding-left="0.0687in" fo:padding-bottom="0in" fo:padding-right="0.0687in"/>
    </style:style>
    <style:style style:name="P401" style:parent-style-name="標準Web" style:family="paragraph">
      <style:paragraph-properties fo:text-align="center" fo:margin-top="0in" fo:margin-bottom="0in"/>
      <style:text-properties style:font-name="Arial"/>
    </style:style>
    <style:style style:name="TableCell402" style:family="table-cell">
      <style:table-cell-properties fo:border="0.0069in solid #000000" fo:padding-top="0in" fo:padding-left="0.0687in" fo:padding-bottom="0in" fo:padding-right="0.0687in"/>
    </style:style>
    <style:style style:name="P403" style:parent-style-name="標準Web" style:family="paragraph">
      <style:paragraph-properties fo:text-align="center" fo:margin-top="0in" fo:margin-bottom="0in"/>
      <style:text-properties style:font-name="Arial"/>
    </style:style>
    <style:style style:name="TableCell404" style:family="table-cell">
      <style:table-cell-properties fo:border="0.0069in solid #000000" fo:padding-top="0in" fo:padding-left="0.0687in" fo:padding-bottom="0in" fo:padding-right="0.0687in"/>
    </style:style>
    <style:style style:name="P405" style:parent-style-name="標準Web" style:family="paragraph">
      <style:paragraph-properties fo:text-align="center" fo:margin-top="0in" fo:margin-bottom="0in"/>
      <style:text-properties style:font-name="Arial"/>
    </style:style>
    <style:style style:name="TableCell406" style:family="table-cell">
      <style:table-cell-properties fo:border="0.0069in solid #000000" fo:padding-top="0in" fo:padding-left="0.0687in" fo:padding-bottom="0in" fo:padding-right="0.0687in"/>
    </style:style>
    <style:style style:name="P407" style:parent-style-name="標準Web" style:family="paragraph">
      <style:paragraph-properties fo:text-align="center" fo:margin-top="0in" fo:margin-bottom="0in"/>
      <style:text-properties style:font-name="Arial"/>
    </style:style>
    <style:style style:name="TableRow408" style:family="table-row">
      <style:table-row-properties style:min-row-height="0.3152in"/>
    </style:style>
    <style:style style:name="TableCell409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10" style:parent-style-name="標準Web" style:family="paragraph">
      <style:paragraph-properties fo:text-align="justify" fo:margin-top="0in" fo:margin-bottom="0in"/>
      <style:text-properties style:font-name="Arial"/>
    </style:style>
    <style:style style:name="TableCell411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12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13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14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15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16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Row417" style:family="table-row">
      <style:table-row-properties style:min-row-height="0.3152in"/>
    </style:style>
    <style:style style:name="TableCell418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19" style:parent-style-name="標準Web" style:family="paragraph">
      <style:paragraph-properties fo:text-align="justify" fo:margin-top="0in" fo:margin-bottom="0in"/>
      <style:text-properties style:font-name="Arial"/>
    </style:style>
    <style:style style:name="TableCell420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21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22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23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24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25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Row426" style:family="table-row">
      <style:table-row-properties style:min-row-height="0.3152in"/>
    </style:style>
    <style:style style:name="TableCell427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28" style:parent-style-name="標準Web" style:family="paragraph">
      <style:paragraph-properties fo:text-align="justify" fo:margin-top="0in" fo:margin-bottom="0in"/>
      <style:text-properties style:font-name="Arial"/>
    </style:style>
    <style:style style:name="TableCell429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30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31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32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33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34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Row435" style:family="table-row">
      <style:table-row-properties style:min-row-height="0.3152in"/>
    </style:style>
    <style:style style:name="TableCell436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37" style:parent-style-name="標準Web" style:family="paragraph">
      <style:paragraph-properties fo:text-align="justify" fo:margin-top="0in" fo:margin-bottom="0in">
        <style:tab-stops>
          <style:tab-stop style:type="center" style:position="0.9027in"/>
        </style:tab-stops>
      </style:paragraph-properties>
      <style:text-properties style:font-name="Arial"/>
    </style:style>
    <style:style style:name="TableCell438" style:family="table-cell">
      <style:table-cell-properties fo:border-top="0.0069in soli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39" style:parent-style-name="標準Web" style:family="paragraph">
      <style:paragraph-properties fo:text-align="justify" fo:margin-top="0in" fo:margin-bottom="0in"/>
      <style:text-properties style:font-name="Arial"/>
    </style:style>
    <style:style style:name="TableCell440" style:family="table-cell">
      <style:table-cell-properties fo:border-top="0.0069in soli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41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42" style:family="table-cell">
      <style:table-cell-properties fo:border-top="0.0069in soli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43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44" style:family="table-cell">
      <style:table-cell-properties fo:border-top="0.0069in soli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45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Row446" style:family="table-row">
      <style:table-row-properties style:min-row-height="0.3152in"/>
    </style:style>
    <style:style style:name="P447" style:parent-style-name="標準Web" style:family="paragraph">
      <style:paragraph-properties fo:margin-top="0in" fo:margin-bottom="0in">
        <style:tab-stops>
          <style:tab-stop style:type="center" style:position="0.9027in"/>
        </style:tab-stops>
      </style:paragraph-properties>
      <style:text-properties style:font-name="Arial"/>
    </style:style>
    <style:style style:name="TableCell448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49" style:parent-style-name="標準Web" style:family="paragraph">
      <style:paragraph-properties fo:text-align="justify" fo:margin-top="0in" fo:margin-bottom="0in"/>
      <style:text-properties style:font-name="Arial"/>
    </style:style>
    <style:style style:name="TableCell450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51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52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53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54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55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Row456" style:family="table-row">
      <style:table-row-properties style:min-row-height="0.3152in"/>
    </style:style>
    <style:style style:name="P457" style:parent-style-name="標準Web" style:family="paragraph">
      <style:paragraph-properties fo:margin-top="0in" fo:margin-bottom="0in">
        <style:tab-stops>
          <style:tab-stop style:type="center" style:position="0.9027in"/>
        </style:tab-stops>
      </style:paragraph-properties>
      <style:text-properties style:font-name="Arial"/>
    </style:style>
    <style:style style:name="TableCell458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59" style:parent-style-name="標準Web" style:family="paragraph">
      <style:paragraph-properties fo:text-align="justify" fo:margin-top="0in" fo:margin-bottom="0in"/>
      <style:text-properties style:font-name="Arial"/>
    </style:style>
    <style:style style:name="TableCell460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61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62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63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64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65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Row466" style:family="table-row">
      <style:table-row-properties style:min-row-height="0.3152in"/>
    </style:style>
    <style:style style:name="P467" style:parent-style-name="標準Web" style:family="paragraph">
      <style:paragraph-properties fo:margin-top="0in" fo:margin-bottom="0in">
        <style:tab-stops>
          <style:tab-stop style:type="center" style:position="0.9027in"/>
        </style:tab-stops>
      </style:paragraph-properties>
      <style:text-properties style:font-name="Arial"/>
    </style:style>
    <style:style style:name="TableCell468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69" style:parent-style-name="標準Web" style:family="paragraph">
      <style:paragraph-properties fo:text-align="justify" fo:margin-top="0in" fo:margin-bottom="0in">
        <style:tab-stops>
          <style:tab-stop style:type="center" style:position="0.9027in"/>
        </style:tab-stops>
      </style:paragraph-properties>
      <style:text-properties style:font-name="Arial"/>
    </style:style>
    <style:style style:name="TableCell470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71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72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73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74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75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Row476" style:family="table-row">
      <style:table-row-properties style:min-row-height="0.3152in"/>
    </style:style>
    <style:style style:name="P477" style:parent-style-name="標準Web" style:family="paragraph">
      <style:paragraph-properties fo:margin-top="0in" fo:margin-bottom="0in">
        <style:tab-stops>
          <style:tab-stop style:type="center" style:position="0.9027in"/>
        </style:tab-stops>
      </style:paragraph-properties>
      <style:text-properties style:font-name="Arial"/>
    </style:style>
    <style:style style:name="TableCell478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79" style:parent-style-name="標準Web" style:family="paragraph">
      <style:paragraph-properties fo:text-align="justify" fo:margin-top="0in" fo:margin-bottom="0in">
        <style:tab-stops>
          <style:tab-stop style:type="center" style:position="0.9027in"/>
        </style:tab-stops>
      </style:paragraph-properties>
      <style:text-properties style:font-name="Arial"/>
    </style:style>
    <style:style style:name="TableCell480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81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82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83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84" style:family="table-cell">
      <style:table-cell-properties fo:border-top="0.0069in dashed #000000" fo:border-left="0.0069in solid #000000" fo:border-bottom="0.0069in dashed #000000" fo:border-right="0.0069in solid #000000" style:vertical-align="middle" fo:padding-top="0in" fo:padding-left="0.0687in" fo:padding-bottom="0in" fo:padding-right="0.0687in"/>
    </style:style>
    <style:style style:name="P485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Row486" style:family="table-row">
      <style:table-row-properties style:min-row-height="0.3152in"/>
    </style:style>
    <style:style style:name="P487" style:parent-style-name="標準Web" style:family="paragraph">
      <style:paragraph-properties fo:margin-top="0in" fo:margin-bottom="0in">
        <style:tab-stops>
          <style:tab-stop style:type="center" style:position="0.9027in"/>
        </style:tab-stops>
      </style:paragraph-properties>
      <style:text-properties style:font-name="Arial"/>
    </style:style>
    <style:style style:name="TableCell488" style:family="table-cell">
      <style:table-cell-properties fo:border-top="0.0069in dashed #000000" fo:border-left="0.0069in solid #000000" fo:border-bottom="0.0069in solid #000000" fo:border-right="0.0069in solid #000000" style:vertical-align="middle" fo:padding-top="0in" fo:padding-left="0.0687in" fo:padding-bottom="0in" fo:padding-right="0.0687in"/>
    </style:style>
    <style:style style:name="P489" style:parent-style-name="標準Web" style:family="paragraph">
      <style:paragraph-properties fo:text-align="justify" fo:margin-top="0in" fo:margin-bottom="0in">
        <style:tab-stops>
          <style:tab-stop style:type="center" style:position="0.9027in"/>
        </style:tab-stops>
      </style:paragraph-properties>
      <style:text-properties style:font-name="Arial"/>
    </style:style>
    <style:style style:name="TableCell490" style:family="table-cell">
      <style:table-cell-properties fo:border-top="0.0069in dashed #000000" fo:border-left="0.0069in solid #000000" fo:border-bottom="0.0069in solid #000000" fo:border-right="0.0069in solid #000000" style:vertical-align="middle" fo:padding-top="0in" fo:padding-left="0.0687in" fo:padding-bottom="0in" fo:padding-right="0.0687in"/>
    </style:style>
    <style:style style:name="P491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92" style:family="table-cell">
      <style:table-cell-properties fo:border-top="0.0069in dashed #000000" fo:border-left="0.0069in solid #000000" fo:border-bottom="0.0069in solid #000000" fo:border-right="0.0069in solid #000000" style:vertical-align="middle" fo:padding-top="0in" fo:padding-left="0.0687in" fo:padding-bottom="0in" fo:padding-right="0.0687in"/>
    </style:style>
    <style:style style:name="P493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494" style:family="table-cell">
      <style:table-cell-properties fo:border-top="0.0069in dashed #000000" fo:border-left="0.0069in solid #000000" fo:border-bottom="0.0069in solid #000000" fo:border-right="0.0069in solid #000000" style:vertical-align="middle" fo:padding-top="0in" fo:padding-left="0.0687in" fo:padding-bottom="0in" fo:padding-right="0.0687in"/>
    </style:style>
    <style:style style:name="P495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Row496" style:family="table-row">
      <style:table-row-properties style:min-row-height="0.3152in"/>
    </style:style>
    <style:style style:name="TableCell497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498" style:parent-style-name="標準Web" style:family="paragraph">
      <style:paragraph-properties fo:text-align="justify" fo:margin-top="0in" fo:margin-bottom="0in"/>
      <style:text-properties style:font-name="Arial"/>
    </style:style>
    <style:style style:name="TableCell499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500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501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502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TableCell503" style:family="table-cell">
      <style:table-cell-properties fo:border="0.0069in solid #000000" style:vertical-align="middle" fo:padding-top="0in" fo:padding-left="0.0687in" fo:padding-bottom="0in" fo:padding-right="0.0687in"/>
    </style:style>
    <style:style style:name="P504" style:parent-style-name="標準Web" style:family="paragraph">
      <style:paragraph-properties fo:text-align="end" fo:margin-top="0in" fo:margin-bottom="0in" fo:margin-right="0.0729in"/>
      <style:text-properties style:font-name="Arial"/>
    </style:style>
    <style:style style:name="P505" style:parent-style-name="標準Web" style:family="paragraph">
      <style:paragraph-properties fo:margin-top="0in" fo:margin-bottom="0in"/>
      <style:text-properties style:font-name="Arial"/>
    </style:style>
    <style:style style:name="P506" style:parent-style-name="標準Web" style:family="paragraph">
      <style:paragraph-properties fo:margin-top="0in" fo:margin-bottom="0in" style:line-height-at-least="0in"/>
    </style:style>
    <style:style style:name="T507" style:parent-style-name="段落フォント" style:family="text">
      <style:text-properties fo:font-weight="bold" style:font-weight-asian="bold"/>
    </style:style>
    <style:style style:name="T508" style:parent-style-name="段落フォント" style:family="text">
      <style:text-properties fo:font-weight="bold" style:font-weight-asian="bold"/>
    </style:style>
    <style:style style:name="T509" style:parent-style-name="段落フォント" style:family="text">
      <style:text-properties style:font-name="Arial" fo:font-weight="bold" style:font-weight-asian="bold"/>
    </style:style>
    <style:style style:name="P510" style:parent-style-name="標準Web" style:family="paragraph">
      <style:paragraph-properties fo:margin-top="0.1138in" fo:margin-bottom="0in" style:line-height-at-least="0in" fo:margin-left="0.1527in" fo:text-indent="-0.1527in">
        <style:tab-stops/>
      </style:paragraph-properties>
    </style:style>
    <style:style style:name="T511" style:parent-style-name="段落フォント" style:family="text">
      <style:text-properties style:font-name="Arial" fo:font-size="11pt" style:font-size-asian="11pt" style:font-size-complex="11pt"/>
    </style:style>
    <style:style style:name="T512" style:parent-style-name="段落フォント" style:family="text">
      <style:text-properties style:font-name="Arial" fo:font-size="11pt" style:font-size-asian="11pt" style:font-size-complex="11pt"/>
    </style:style>
    <style:style style:name="T513" style:parent-style-name="段落フォント" style:family="text">
      <style:text-properties style:font-name="Arial" fo:font-size="11pt" style:font-size-asian="11pt" style:font-size-complex="11pt"/>
    </style:style>
    <style:style style:name="T514" style:parent-style-name="段落フォント" style:family="text">
      <style:text-properties style:font-name="Arial" fo:font-size="11pt" style:font-size-asian="11pt" style:font-size-complex="11pt"/>
    </style:style>
    <style:style style:name="T515" style:parent-style-name="段落フォント" style:family="text">
      <style:text-properties style:font-name="Arial" fo:font-size="11pt" style:font-size-asian="11pt" style:font-size-complex="11pt"/>
    </style:style>
    <style:style style:name="T516" style:parent-style-name="段落フォント" style:family="text">
      <style:text-properties style:font-name="Arial" fo:font-size="11pt" style:font-size-asian="11pt" style:font-size-complex="11pt"/>
    </style:style>
    <style:style style:name="T517" style:parent-style-name="段落フォント" style:family="text">
      <style:text-properties style:font-name="Arial" fo:font-size="11pt" style:font-size-asian="11pt" style:font-size-complex="11pt"/>
    </style:style>
    <style:style style:name="TableColumn519" style:family="table-column">
      <style:table-column-properties style:column-width="6.75in"/>
    </style:style>
    <style:style style:name="Table518" style:family="table">
      <style:table-properties style:width="6.75in" fo:margin-left="0.0687in" table:align="left"/>
    </style:style>
    <style:style style:name="TableRow520" style:family="table-row">
      <style:table-row-properties style:min-row-height="1.575in"/>
    </style:style>
    <style:style style:name="TableCell521" style:family="table-cell">
      <style:table-cell-properties fo:border="0.0069in solid #000000" fo:padding-top="0in" fo:padding-left="0.0687in" fo:padding-bottom="0in" fo:padding-right="0.0687in"/>
    </style:style>
    <style:style style:name="P522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523" style:parent-style-name="標準Web" style:family="paragraph">
      <style:paragraph-properties fo:margin-top="0in" fo:margin-bottom="0in" style:line-height-at-least="0in"/>
      <style:text-properties style:font-name="Arial"/>
    </style:style>
    <style:style style:name="P524" style:parent-style-name="標準Web" style:family="paragraph">
      <style:paragraph-properties fo:margin-top="0in" fo:margin-bottom="0in"/>
      <style:text-properties style:font-name="Arial"/>
    </style:style>
    <style:style style:name="P525" style:parent-style-name="標準Web" style:family="paragraph">
      <style:paragraph-properties fo:margin-top="0in" fo:margin-bottom="0in"/>
      <style:text-properties style:font-name="Arial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.00972in" fo:padding-bottom="0.00972in" fo:padding-left="0.08125in" fo:padding-right="0.08125in" draw:textarea-vertical-align="top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6704" draw:id="id0" draw:style-name="a0" draw:name="テキスト ボックス 2" text:anchor-type="paragraph" svg:x="0.0625in" svg:y="-0.02708in" svg:width="0.97083in" svg:height="0.3375in" style:rel-width="scale" style:rel-height="scale"><draw:text-box><text:p text:style-name="P4">応募用紙</text:p></draw:text-box><svg:title/><svg:desc/></draw:frame></text:p>
      <text:p text:style-name="P5"><text:span text:style-name="T6">松江オープンソース活用ビジネスプランコンテスト</text:span><text:span text:style-name="T7">2016</text:span><text:span text:style-name="T8">応募用紙</text:span></text:p>
      <text:p text:style-name="P9"><text:span text:style-name="T10">平成　　　年　　　月　　　日　提出</text:span></text:p>
      <text:p text:style-name="P11"/>
      <text:p text:style-name="P12">応募部門　（どちらかに○をつけて下さい）</text:p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>ビジネス活用部門　　　　学生部門</text:p>
          </table:table-cell>
        </table:table-row>
      </table:table>
      <text:p text:style-name="P18"/>
      <text:p text:style-name="P19"/>
      <text:p text:style-name="P20"/>
      <text:p text:style-name="P21"><text:span text:style-name="T22">応募者</text:span>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フリガナ</text:p>
          </table:table-cell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氏名　または</text:p>
            <text:p text:style-name="P36">団体名・ｸﾞﾙｰﾌﾟ名</text:p>
          </table:table-cell>
          <table:table-cell table:style-name="TableCell37" table:number-columns-spanned="3">
            <text:p text:style-name="P38"/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フリガナ</text:p>
          </table:table-cell>
          <table:table-cell table:style-name="TableCell42" table:number-columns-spanned="3">
            <text:p text:style-name="P43"/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※団体・ｸﾞﾙｰﾌﾟの場合のみ</text:p>
            <text:p text:style-name="P47">代表者の氏名</text:p>
          </table:table-cell>
          <table:table-cell table:style-name="TableCell48" table:number-columns-spanned="3">
            <text:p text:style-name="P49"/>
          </table:table-cell>
          <table:covered-table-cell/>
          <table:covered-table-cell/>
        </table:table-row>
        <table:table-row table:style-name="TableRow50">
          <table:table-cell table:style-name="TableCell51">
            <text:p text:style-name="P52">応募者のプロフィール</text:p>
            <text:p text:style-name="P53">応募団体・グループの</text:p>
            <text:p text:style-name="P54">概要</text:p>
            <text:p text:style-name="P55"/>
            <text:p text:style-name="P56">※団体・グループの場合は、構成員の氏名、人数もお書き下さい。</text:p>
          </table:table-cell>
          <table:table-cell table:style-name="TableCell57" table:number-columns-spanned="3">
            <text:p text:style-name="P58">※5～12行程度</text:p>
            <text:p text:style-name="P59"/>
          </table:table-cell>
          <table:covered-table-cell/>
          <table:covered-table-cell/>
        </table:table-row>
        <table:table-row table:style-name="TableRow60">
          <table:table-cell table:style-name="TableCell61">
            <text:p text:style-name="P62">応募者、または代表者</text:p>
            <text:p text:style-name="P63">の連絡先住所</text:p>
          </table:table-cell>
          <table:table-cell table:style-name="TableCell64" table:number-columns-spanned="3">
            <text:p text:style-name="P65">〒　　　　－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電話番号</text:p>
          </table:table-cell>
          <table:table-cell table:style-name="TableCell69">
            <text:p text:style-name="P70"/>
          </table:table-cell>
          <table:table-cell table:style-name="TableCell71">
            <text:p text:style-name="P72">E-mail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 table:number-columns-spanned="2">
            <text:p text:style-name="P77">受賞した場合、プランのHP等への公開可否</text:p>
            <text:p text:style-name="P78">（どちらかに○をつけてください）</text:p>
          </table:table-cell>
          <table:covered-table-cell/>
          <table:table-cell table:style-name="TableCell79" table:number-columns-spanned="2">
            <text:p text:style-name="P80">可　　・　　不可</text:p>
          </table:table-cell>
          <table:covered-table-cell/>
        </table:table-row>
      </table:table>
      <text:p text:style-name="P81"/>
      <text:p text:style-name="P82"><text:span text:style-name="T83">（</text:span><text:span text:style-name="T84">アンケート</text:span><text:span text:style-name="T85">）</text:span></text:p>
      <text:p text:style-name="P86"><text:span text:style-name="T87">このビジネスプラン</text:span><text:span text:style-name="T88">コンテスト</text:span><text:span text:style-name="T89">開催を何で知りましたか？　</text:span><text:span text:style-name="T90">※</text:span><text:span text:style-name="T91">複数回答可</text:span></text:p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list text:style-name="LFO1" text:continue-numbering="true">
              <text:list-item>
                <text:p text:style-name="P96"><text:span text:style-name="T97">松江市メールマガジン</text:span><text:span text:style-name="T98">、</text:span><text:span text:style-name="T99">HP</text:span><text:span text:style-name="T100">　　②　</text:span><text:span text:style-name="T101">しまね</text:span><text:span text:style-name="T102">OSS</text:span><text:span text:style-name="T103">協議会</text:span><text:span text:style-name="T104">からの案内、</text:span><text:span text:style-name="T105">HP</text:span></text:p>
              </text:list-item>
            </text:list>
            <text:p text:style-name="P106">　③　松江オープンソース活用ビジネスプランコンテストの公式ＨＰ　　④　チラシ</text:p>
            <text:p text:style-name="P107">⑤　関係者からの応募案内　　⑥　facebook</text:p>
            <text:p text:style-name="P108">⑦<text:s/>ネットニュース・メディア（名称：　　　　　　　　　　　　　　　　）</text:p>
            <text:p text:style-name="P109">⑧　オープンソース関連イベント　（名称：　　　　　　　　　　　　　　　　　　）　</text:p>
            <text:p text:style-name="P110">⑨　その他　（　　　　　　　　　　　　　　　　　　　　　　　　　　　　　　　　　　　）</text:p>
          </table:table-cell>
        </table:table-row>
      </table:table>
      <text:soft-page-break/>
      <text:p text:style-name="P111"><text:span text:style-name="T112"><draw:custom-shape svg:x="3.93125in" svg:y="0.05556in" svg:width="2.78125in" svg:height="0.78403in" draw:z-index="251657728" draw:id="id1" draw:style-name="a1" draw:name="Rectangle 4" text:anchor-type="paragraph"><svg:title/><svg:desc/><text:p text:style-name="P113">※応募用紙は、4ページに収まるようにご記入下さい。記入枠の行数は目安ですので、記入する内容に応じて枠の大きさを調整して下さい。</text:p><draw:enhanced-geometry draw:type="non-primitive" svg:viewBox="0 0 21600 21600" draw:enhanced-path="M 0 0 L 21600 0 21600 21600 0 21600 Z N"/></draw:custom-shape></text:span></text:p>
      <text:p text:style-name="P114"/>
      <text:p text:style-name="P115"/>
      <text:p text:style-name="P116">1．ビジネスプランの名称等</text:p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応募部門　（どちらかに○をつけて下さい）</text:p>
          </table:table-cell>
          <table:table-cell table:style-name="TableCell123">
            <text:p text:style-name="P124">ビジネス活用部門　　　　学生部門</text:p>
          </table:table-cell>
        </table:table-row>
        <table:table-row table:style-name="TableRow125">
          <table:table-cell table:style-name="TableCell126">
            <text:p text:style-name="P127">ビジネスプランの名称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ビジネスプランの着手等（いずれかにチェックして下さい）</text:p>
          </table:table-cell>
          <table:table-cell table:style-name="TableCell133">
            <text:p text:style-name="P134">□事業として着手している（開始時期：　　年　　月頃）</text:p>
            <text:p text:style-name="P135"><text:s/>今コンテストへの応募にあたり、付加した機能・内容等を記載</text:p>
            <text:p text:style-name="P136"><text:span text:style-name="T137">※募集要項「</text:span><text:span text:style-name="T138">4</text:span><text:span text:style-name="T139">．応募対象、オープンソース活用の考え方等」の</text:span><text:span text:style-name="T140">(2)</text:span><text:span text:style-name="T141">参照</text:span></text:p>
            <text:p text:style-name="P142"><text:span text:style-name="T143"><draw:custom-shape svg:x="0.08958in" svg:y="0.03403in" svg:width="4.61667in" svg:height="1.00556in" draw:z-index="251658752" draw:id="id2" draw:style-name="a2" draw:name="AutoShape 5" text:anchor-type="paragraph"><svg:title/><svg:desc/><draw:enhanced-geometry draw:path-stretchpoint-x="21600" draw:path-stretchpoint-y="21600" draw:type="non-primitive" svg:viewBox="0 0 21600 21600" draw:enhanced-path="S M ?f3 ?f12 A ?f57 ?f58 ?f59 ?f60 ?f3 ?f12 ?f54 ?f56  W ?f61 ?f62 ?f63 ?f64 ?f3 ?f12 ?f54 ?f56 L ?f13 ?f5 A ?f100 ?f101 ?f102 ?f103 ?f13 ?f5 ?f97 ?f99  W ?f104 ?f105 ?f106 ?f107 ?f13 ?f5 ?f97 ?f99 L ?f4 ?f14 A ?f143 ?f144 ?f145 ?f146 ?f4 ?f14 ?f140 ?f142  W ?f147 ?f148 ?f149 ?f150 ?f4 ?f14 ?f140 ?f142 L ?f12 ?f6 A ?f186 ?f187 ?f188 ?f189 ?f12 ?f6 ?f183 ?f185  W ?f190 ?f191 ?f192 ?f193 ?f12 ?f6 ?f183 ?f185 Z N F M ?f12 ?f6 A ?f186 ?f187 ?f188 ?f189 ?f12 ?f6 ?f183 ?f185  W ?f190 ?f191 ?f192 ?f193 ?f12 ?f6 ?f183 ?f185 L ?f3 ?f12 A ?f57 ?f58 ?f59 ?f60 ?f3 ?f12 ?f54 ?f56  W ?f61 ?f62 ?f63 ?f64 ?f3 ?f12 ?f54 ?f56 M ?f13 ?f5 A ?f100 ?f101 ?f102 ?f103 ?f13 ?f5 ?f97 ?f99  W ?f104 ?f105 ?f106 ?f107 ?f13 ?f5 ?f97 ?f99 L ?f4 ?f14 A ?f143 ?f144 ?f145 ?f146 ?f4 ?f14 ?f140 ?f142  W ?f147 ?f148 ?f149 ?f150 ?f4 ?f14 ?f140 ?f142 N" draw:text-areas="?f15 ?f15 ?f16 ?f17" draw:modifiers="1666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0"/><draw:equation draw:name="f12" draw:formula="?f9 * ?f11 / 100000"/><draw:equation draw:name="f13" draw:formula="?f4 - ?f12"/><draw:equation draw:name="f14" draw:formula="?f6 - ?f12"/><draw:equation draw:name="f15" draw:formula="?f12 * 29289 / 100000"/><draw:equation draw:name="f16" draw:formula="?f4 - ?f15"/><draw:equation draw:name="f17" draw:formula="?f6 - ?f15"/><draw:equation draw:name="f18" draw:formula="21550000 - ?f2"/><draw:equation draw:name="f19" draw:formula="if(?f18, ?f2, 21550000)"/><draw:equation draw:name="f20" draw:formula="-21550000 - ?f19"/><draw:equation draw:name="f21" draw:formula="if(?f20, -21550000, ?f19)"/><draw:equation draw:name="f22" draw:formula="?f1 + ?f21"/><draw:equation draw:name="f23" draw:formula="?f1 + ?f2"/><draw:equation draw:name="f24" draw:formula="?f23 * ?f10 / ?f1"/><draw:equation draw:name="f25" draw:formula="0 - ?f24"/><draw:equation draw:name="f26" draw:formula="cos(?f25)"/><draw:equation draw:name="f27" draw:formula="0 - ?f26"/><draw:equation draw:name="f28" draw:formula="?f27 * ?f12"/><draw:equation draw:name="f29" draw:formula="sin(?f25)"/><draw:equation draw:name="f30" draw:formula="0 - ?f29"/><draw:equation draw:name="f31" draw:formula="?f30 * ?f12"/><draw:equation draw:name="f32" draw:formula="sqrt(?f28 * ?f28 + ?f31 * ?f31 + 0 * 0)"/><draw:equation draw:name="f33" draw:formula="?f12 * ?f12 / ?f32"/><draw:equation draw:name="f34" draw:formula="?f30 * ?f33"/><draw:equation draw:name="f35" draw:formula="?f3 - ?f34"/><draw:equation draw:name="f36" draw:formula="?f27 * ?f33"/><draw:equation draw:name="f37" draw:formula="?f12 - ?f36"/><draw:equation draw:name="f38" draw:formula="?f35 - ?f12"/><draw:equation draw:name="f39" draw:formula="?f37 - ?f12"/><draw:equation draw:name="f40" draw:formula="?f35 + ?f12"/><draw:equation draw:name="f41" draw:formula="?f37 + ?f12"/><draw:equation draw:name="f42" draw:formula="?f22 + ?f2"/><draw:equation draw:name="f43" draw:formula="?f42 * ?f10 / ?f1"/><draw:equation draw:name="f44" draw:formula="0 - ?f43"/><draw:equation draw:name="f45" draw:formula="cos(?f44)"/><draw:equation draw:name="f46" draw:formula="0 - ?f45"/><draw:equation draw:name="f47" draw:formula="?f46 * ?f12"/><draw:equation draw:name="f48" draw:formula="sin(?f44)"/><draw:equation draw:name="f49" draw:formula="0 - ?f48"/><draw:equation draw:name="f50" draw:formula="?f49 * ?f12"/><draw:equation draw:name="f51" draw:formula="sqrt(?f47 * ?f47 + ?f50 * ?f50 + 0 * 0)"/><draw:equation draw:name="f52" draw:formula="?f12 * ?f12 / ?f51"/><draw:equation draw:name="f53" draw:formula="?f49 * ?f52"/><draw:equation draw:name="f54" draw:formula="?f35 + ?f53"/><draw:equation draw:name="f55" draw:formula="?f46 * ?f52"/><draw:equation draw:name="f56" draw:formula="?f37 + ?f55"/><draw:equation draw:name="f57" draw:formula="if(?f21, ?f3, ?f38)"/><draw:equation draw:name="f58" draw:formula="if(?f21, ?f12, ?f39)"/><draw:equation draw:name="f59" draw:formula="if(?f21, ?f3, ?f40)"/><draw:equation draw:name="f60" draw:formula="if(?f21, ?f12, ?f41)"/><draw:equation draw:name="f61" draw:formula="if(?f21, ?f38, ?f54)"/><draw:equation draw:name="f62" draw:formula="if(?f21, ?f39, ?f56)"/><draw:equation draw:name="f63" draw:formula="if(?f21, ?f40, ?f54)"/><draw:equation draw:name="f64" draw:formula="if(?f21, ?f41, ?f56)"/><draw:equation draw:name="f65" draw:formula="?f0 + ?f21"/><draw:equation draw:name="f66" draw:formula="?f0 + ?f2"/><draw:equation draw:name="f67" draw:formula="?f66 * ?f10 / ?f1"/><draw:equation draw:name="f68" draw:formula="0 - ?f67"/><draw:equation draw:name="f69" draw:formula="cos(?f68)"/><draw:equation draw:name="f70" draw:formula="0 - ?f69"/><draw:equation draw:name="f71" draw:formula="?f70 * ?f12"/><draw:equation draw:name="f72" draw:formula="sin(?f68)"/><draw:equation draw:name="f73" draw:formula="0 - ?f72"/><draw:equation draw:name="f74" draw:formula="?f73 * ?f12"/><draw:equation draw:name="f75" draw:formula="sqrt(?f71 * ?f71 + ?f74 * ?f74 + 0 * 0)"/><draw:equation draw:name="f76" draw:formula="?f12 * ?f12 / ?f75"/><draw:equation draw:name="f77" draw:formula="?f73 * ?f76"/><draw:equation draw:name="f78" draw:formula="?f13 - ?f77"/><draw:equation draw:name="f79" draw:formula="?f70 * ?f76"/><draw:equation draw:name="f80" draw:formula="?f5 - ?f79"/><draw:equation draw:name="f81" draw:formula="?f78 - ?f12"/><draw:equation draw:name="f82" draw:formula="?f80 - ?f12"/><draw:equation draw:name="f83" draw:formula="?f78 + ?f12"/><draw:equation draw:name="f84" draw:formula="?f80 + ?f12"/><draw:equation draw:name="f85" draw:formula="?f65 + ?f2"/><draw:equation draw:name="f86" draw:formula="?f85 * ?f10 / ?f1"/><draw:equation draw:name="f87" draw:formula="0 - ?f86"/><draw:equation draw:name="f88" draw:formula="cos(?f87)"/><draw:equation draw:name="f89" draw:formula="0 - ?f88"/><draw:equation draw:name="f90" draw:formula="?f89 * ?f12"/><draw:equation draw:name="f91" draw:formula="sin(?f87)"/><draw:equation draw:name="f92" draw:formula="0 - ?f91"/><draw:equation draw:name="f93" draw:formula="?f92 * ?f12"/><draw:equation draw:name="f94" draw:formula="sqrt(?f90 * ?f90 + ?f93 * ?f93 + 0 * 0)"/><draw:equation draw:name="f95" draw:formula="?f12 * ?f12 / ?f94"/><draw:equation draw:name="f96" draw:formula="?f92 * ?f95"/><draw:equation draw:name="f97" draw:formula="?f78 + ?f96"/><draw:equation draw:name="f98" draw:formula="?f89 * ?f95"/><draw:equation draw:name="f99" draw:formula="?f80 + ?f98"/><draw:equation draw:name="f100" draw:formula="if(?f21, ?f13, ?f81)"/><draw:equation draw:name="f101" draw:formula="if(?f21, ?f5, ?f82)"/><draw:equation draw:name="f102" draw:formula="if(?f21, ?f13, ?f83)"/><draw:equation draw:name="f103" draw:formula="if(?f21, ?f5, ?f84)"/><draw:equation draw:name="f104" draw:formula="if(?f21, ?f81, ?f97)"/><draw:equation draw:name="f105" draw:formula="if(?f21, ?f82, ?f99)"/><draw:equation draw:name="f106" draw:formula="if(?f21, ?f83, ?f97)"/><draw:equation draw:name="f107" draw:formula="if(?f21, ?f84, ?f99)"/><draw:equation draw:name="f108" draw:formula="0 + ?f21"/><draw:equation draw:name="f109" draw:formula="0 + ?f2"/><draw:equation draw:name="f110" draw:formula="?f109 * ?f10 / ?f1"/><draw:equation draw:name="f111" draw:formula="0 - ?f110"/><draw:equation draw:name="f112" draw:formula="cos(?f111)"/><draw:equation draw:name="f113" draw:formula="0 - ?f112"/><draw:equation draw:name="f114" draw:formula="?f113 * ?f12"/><draw:equation draw:name="f115" draw:formula="sin(?f111)"/><draw:equation draw:name="f116" draw:formula="0 - ?f115"/><draw:equation draw:name="f117" draw:formula="?f116 * ?f12"/><draw:equation draw:name="f118" draw:formula="sqrt(?f114 * ?f114 + ?f117 * ?f117 + 0 * 0)"/><draw:equation draw:name="f119" draw:formula="?f12 * ?f12 / ?f118"/><draw:equation draw:name="f120" draw:formula="?f116 * ?f119"/><draw:equation draw:name="f121" draw:formula="?f4 - ?f120"/><draw:equation draw:name="f122" draw:formula="?f113 * ?f119"/><draw:equation draw:name="f123" draw:formula="?f14 - ?f122"/><draw:equation draw:name="f124" draw:formula="?f121 - ?f12"/><draw:equation draw:name="f125" draw:formula="?f123 - ?f12"/><draw:equation draw:name="f126" draw:formula="?f121 + ?f12"/><draw:equation draw:name="f127" draw:formula="?f123 + ?f12"/><draw:equation draw:name="f128" draw:formula="?f108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12"/><draw:equation draw:name="f134" draw:formula="sin(?f130)"/><draw:equation draw:name="f135" draw:formula="0 - ?f134"/><draw:equation draw:name="f136" draw:formula="?f135 * ?f12"/><draw:equation draw:name="f137" draw:formula="sqrt(?f133 * ?f133 + ?f136 * ?f136 + 0 * 0)"/><draw:equation draw:name="f138" draw:formula="?f12 * ?f12 / ?f137"/><draw:equation draw:name="f139" draw:formula="?f135 * ?f138"/><draw:equation draw:name="f140" draw:formula="?f121 + ?f139"/><draw:equation draw:name="f141" draw:formula="?f132 * ?f138"/><draw:equation draw:name="f142" draw:formula="?f123 + ?f141"/><draw:equation draw:name="f143" draw:formula="if(?f21, ?f4, ?f124)"/><draw:equation draw:name="f144" draw:formula="if(?f21, ?f14, ?f125)"/><draw:equation draw:name="f145" draw:formula="if(?f21, ?f4, ?f126)"/><draw:equation draw:name="f146" draw:formula="if(?f21, ?f14, ?f127)"/><draw:equation draw:name="f147" draw:formula="if(?f21, ?f124, ?f140)"/><draw:equation draw:name="f148" draw:formula="if(?f21, ?f125, ?f142)"/><draw:equation draw:name="f149" draw:formula="if(?f21, ?f126, ?f140)"/><draw:equation draw:name="f150" draw:formula="if(?f21, ?f127, ?f142)"/><draw:equation draw:name="f151" draw:formula="?f2 + ?f21"/><draw:equation draw:name="f152" draw:formula="?f2 + ?f2"/><draw:equation draw:name="f153" draw:formula="?f152 * ?f10 / ?f1"/><draw:equation draw:name="f154" draw:formula="0 - ?f153"/><draw:equation draw:name="f155" draw:formula="cos(?f154)"/><draw:equation draw:name="f156" draw:formula="0 - ?f155"/><draw:equation draw:name="f157" draw:formula="?f156 * ?f12"/><draw:equation draw:name="f158" draw:formula="sin(?f154)"/><draw:equation draw:name="f159" draw:formula="0 - ?f158"/><draw:equation draw:name="f160" draw:formula="?f159 * ?f12"/><draw:equation draw:name="f161" draw:formula="sqrt(?f157 * ?f157 + ?f160 * ?f160 + 0 * 0)"/><draw:equation draw:name="f162" draw:formula="?f12 * ?f12 / ?f161"/><draw:equation draw:name="f163" draw:formula="?f159 * ?f162"/><draw:equation draw:name="f164" draw:formula="?f12 - ?f163"/><draw:equation draw:name="f165" draw:formula="?f156 * ?f162"/><draw:equation draw:name="f166" draw:formula="?f6 - ?f165"/><draw:equation draw:name="f167" draw:formula="?f164 - ?f12"/><draw:equation draw:name="f168" draw:formula="?f166 - ?f12"/><draw:equation draw:name="f169" draw:formula="?f164 + ?f12"/><draw:equation draw:name="f170" draw:formula="?f166 + ?f12"/><draw:equation draw:name="f171" draw:formula="?f151 + ?f2"/><draw:equation draw:name="f172" draw:formula="?f171 * ?f10 / ?f1"/><draw:equation draw:name="f173" draw:formula="0 - ?f172"/><draw:equation draw:name="f174" draw:formula="cos(?f173)"/><draw:equation draw:name="f175" draw:formula="0 - ?f174"/><draw:equation draw:name="f176" draw:formula="?f175 * ?f12"/><draw:equation draw:name="f177" draw:formula="sin(?f173)"/><draw:equation draw:name="f178" draw:formula="0 - ?f177"/><draw:equation draw:name="f179" draw:formula="?f178 * ?f12"/><draw:equation draw:name="f180" draw:formula="sqrt(?f176 * ?f176 + ?f179 * ?f179 + 0 * 0)"/><draw:equation draw:name="f181" draw:formula="?f12 * ?f12 / ?f180"/><draw:equation draw:name="f182" draw:formula="?f178 * ?f181"/><draw:equation draw:name="f183" draw:formula="?f164 + ?f182"/><draw:equation draw:name="f184" draw:formula="?f175 * ?f181"/><draw:equation draw:name="f185" draw:formula="?f166 + ?f184"/><draw:equation draw:name="f186" draw:formula="if(?f21, ?f12, ?f167)"/><draw:equation draw:name="f187" draw:formula="if(?f21, ?f6, ?f168)"/><draw:equation draw:name="f188" draw:formula="if(?f21, ?f12, ?f169)"/><draw:equation draw:name="f189" draw:formula="if(?f21, ?f6, ?f170)"/><draw:equation draw:name="f190" draw:formula="if(?f21, ?f167, ?f183)"/><draw:equation draw:name="f191" draw:formula="if(?f21, ?f168, ?f185)"/><draw:equation draw:name="f192" draw:formula="if(?f21, ?f169, ?f183)"/><draw:equation draw:name="f193" draw:formula="if(?f21, ?f170, ?f185)"/></draw:enhanced-geometry></draw:custom-shape></text:span></text:p>
            <text:p text:style-name="P144"/>
            <text:p text:style-name="P145"/>
            <text:p text:style-name="P146"/>
            <text:p text:style-name="P147"/>
            <text:p text:style-name="P148"/>
            <text:p text:style-name="P149">□事業として着手予定（開始予定時期：　　年　　月頃）</text:p>
            <text:p text:style-name="P150"/>
            <text:p text:style-name="P151">□アイデア段階</text:p>
          </table:table-cell>
        </table:table-row>
      </table:table>
      <text:p text:style-name="P152"/>
      <text:p text:style-name="P153">2．応募動機</text:p>
      <table:table table:style-name="Table154">
        <table:table-columns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応募した動機</text:p>
            <text:p text:style-name="P160"/>
            <text:p text:style-name="P161">※応募のきっかけ、動機等についてお書き下さい。</text:p>
          </table:table-cell>
          <table:table-cell table:style-name="TableCell162">
            <text:p text:style-name="P163">※7行～15行程度</text:p>
            <text:p text:style-name="P164"/>
            <text:p text:style-name="P165"/>
            <text:p text:style-name="P166"/>
            <text:p text:style-name="P167"/>
            <text:p text:style-name="P168"/>
            <text:p text:style-name="P169"/>
            <text:p text:style-name="P170"/>
            <text:p text:style-name="P171"/>
            <text:p text:style-name="P172"/>
            <text:p text:style-name="P173"/>
            <text:p text:style-name="P174"/>
            <text:p text:style-name="P175"/>
            <text:p text:style-name="P176"/>
            <text:p text:style-name="P177"/>
            <text:p text:style-name="P178"/>
          </table:table-cell>
        </table:table-row>
      </table:table>
      <text:soft-page-break/>
      <text:p text:style-name="P179"><text:span text:style-name="T180">3</text:span><text:span text:style-name="T181">．</text:span><text:span text:style-name="T182">ビジネスプランの概要</text:span><text:span text:style-name="T183"><text:line-break/></text:span><text:span text:style-name="T184">※誰の、どのような課題</text:span><text:span text:style-name="T185">や欲求</text:span><text:span text:style-name="T186">を、どのような方法で解決</text:span><text:span text:style-name="T187">・満たすことで</text:span><text:span text:style-name="T188">、誰から対価を得る</text:span><text:span text:style-name="T189">プランなの</text:span><text:span text:style-name="T190">かを簡潔に記入してください。</text:span></text:p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P195"><text:span text:style-name="T196">※</text:span><text:span text:style-name="T197">150</text:span><text:span text:style-name="T198">字程度</text:span></text:p>
            <text:p text:style-name="P199"/>
          </table:table-cell>
        </table:table-row>
      </table:table>
      <text:p text:style-name="P200">4．ビジネスプランを着想した社会的背景</text:p>
      <text:p text:style-name="P201">※社会的背景や問題点を踏まえ、誰の何が課題になっているのか、またはどのような潜在的な欲求があると考えているかを、可能な限り数値等を用いて具体的に記入してください。</text:p>
      <table:table table:style-name="Table202">
        <table:table-columns>
          <table:table-column table:style-name="TableColumn203"/>
        </table:table-columns>
        <table:table-row table:style-name="TableRow204">
          <table:table-cell table:style-name="TableCell205">
            <text:p text:style-name="P206">※5～7行程度</text:p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</table:table-cell>
        </table:table-row>
      </table:table>
      <text:p text:style-name="P214"><text:span text:style-name="T215">5</text:span><text:span text:style-name="T216">．</text:span><text:span text:style-name="T217">ビジネスプランの内容</text:span></text:p>
      <text:p text:style-name="P218"><text:span text:style-name="T219">　</text:span><text:span text:style-name="T220">※</text:span><text:span text:style-name="T221">どんな商品</text:span><text:span text:style-name="T222">・</text:span><text:span text:style-name="T223">サービスを提供するのか、</text:span><text:span text:style-name="T224">どのように</text:span><text:span text:style-name="T225">販売</text:span><text:span text:style-name="T226">・提供するのか、オープンデータを活用する場合は何をどのように活用するのかを</text:span><text:span text:style-name="T227">、図表等を</text:span><text:span text:style-name="T228">用いて</text:span><text:span text:style-name="T229">分かりやすく</text:span><text:span text:style-name="T230">記入</text:span><text:span text:style-name="T231">して</text:span><text:span text:style-name="T232">下さい。</text:span></text:p>
      <table:table table:style-name="Table233">
        <table:table-columns>
          <table:table-column table:style-name="TableColumn234"/>
        </table:table-columns>
        <table:table-row table:style-name="TableRow235">
          <table:table-cell table:style-name="TableCell236">
            <text:p text:style-name="P237">※15行～25行程度</text:p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/>
            <text:p text:style-name="P263"/>
          </table:table-cell>
        </table:table-row>
      </table:table>
      <text:soft-page-break/>
      <text:p text:style-name="P264"><text:span text:style-name="T265">6</text:span><text:span text:style-name="T266">．ビジネス</text:span><text:span text:style-name="T267">プラン</text:span><text:span text:style-name="T268">の優位性及び市場動向</text:span></text:p>
      <text:p text:style-name="P269"><text:span text:style-name="T270">　</text:span><text:span text:style-name="T271">※</text:span><text:span text:style-name="T272">競合する商品</text:span><text:span text:style-name="T273">・</text:span><text:span text:style-name="T274">サービス</text:span><text:span text:style-name="T275">の有無や</text:span><text:span text:style-name="T276">、市場動向</text:span><text:span text:style-name="T277">・</text:span><text:span text:style-name="T278">市場規模、将来性等を踏まえながら</text:span><text:span text:style-name="T279">、</text:span><text:span text:style-name="T280">応募プラン</text:span><text:span text:style-name="T281">の優位性</text:span><text:span text:style-name="T282">を</text:span><text:span text:style-name="T283">記入</text:span><text:span text:style-name="T284">して</text:span><text:span text:style-name="T285">下さい。</text:span></text:p>
      <table:table table:style-name="Table286">
        <table:table-columns>
          <table:table-column table:style-name="TableColumn287"/>
        </table:table-columns>
        <table:table-row table:style-name="TableRow288">
          <table:table-cell table:style-name="TableCell289">
            <text:p text:style-name="P290">※10～15行程度</text:p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</table:table-cell>
        </table:table-row>
      </table:table>
      <text:p text:style-name="P307"><text:span text:style-name="T308">7</text:span><text:span text:style-name="T309">．</text:span><text:span text:style-name="T310">オープンソースの活用</text:span></text:p>
      <text:p text:style-name="P311"><text:span text:style-name="T312">　</text:span><text:span text:style-name="T313">※</text:span><text:span text:style-name="T314">オープンソースをどのように活用</text:span><text:span text:style-name="T315">して</text:span><text:span text:style-name="T316">応募</text:span><text:span text:style-name="T317">プランを実現させるかを</text:span><text:span text:style-name="T318">、</text:span><text:span text:style-name="T319">具体的な</text:span><text:span text:style-name="T320">ソフトウェアやシステムを提示し</text:span><text:span text:style-name="T321">ながら</text:span><text:span text:style-name="T322">記入</text:span><text:span text:style-name="T323">して</text:span><text:span text:style-name="T324">下さい。</text:span></text:p>
      <table:table table:style-name="Table325">
        <table:table-columns>
          <table:table-column table:style-name="TableColumn326"/>
        </table:table-columns>
        <table:table-row table:style-name="TableRow327">
          <table:table-cell table:style-name="TableCell328">
            <text:p text:style-name="P329">※5～7行程度</text:p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  <text:p text:style-name="P337"/>
          </table:table-cell>
        </table:table-row>
      </table:table>
      <text:p text:style-name="P338"><text:span text:style-name="T339">8</text:span><text:span text:style-name="T340">．</text:span><text:span text:style-name="T341">応募</text:span><text:span text:style-name="T342">プラン</text:span><text:span text:style-name="T343">における課題、リスクと回避方法</text:span><text:span text:style-name="T344">、必要な支援等</text:span></text:p>
      <text:p text:style-name="P345">　※応募プランを実施する上での課題は何か、抱えているリスクとその回避をどのように想定しているか、またこのプランを実施するにあたり、必要な支援等を記入して下さい。</text:p>
      <table:table table:style-name="Table346">
        <table:table-columns>
          <table:table-column table:style-name="TableColumn347"/>
        </table:table-columns>
        <table:table-row table:style-name="TableRow348">
          <table:table-cell table:style-name="TableCell349">
            <text:p text:style-name="P350">※5～10行程度</text:p>
            <text:p text:style-name="P351"/>
            <text:p text:style-name="P352"/>
            <text:p text:style-name="P353"/>
            <text:p text:style-name="P354"/>
            <text:p text:style-name="P355"/>
            <text:p text:style-name="P356"/>
            <text:p text:style-name="P357"/>
            <text:p text:style-name="P358"/>
            <text:p text:style-name="P359"/>
            <text:p text:style-name="P360"/>
            <text:p text:style-name="P361"/>
          </table:table-cell>
        </table:table-row>
      </table:table>
      <text:soft-page-break/>
      <text:p text:style-name="P362"><text:span text:style-name="T363">9</text:span><text:span text:style-name="T364">．売上・収益計画</text:span></text:p>
      <text:p text:style-name="P365">(1)<text:span text:style-name="T366">必要資金</text:span></text:p>
      <text:p text:style-name="P367"><text:span text:style-name="T368">※プラン</text:span><text:span text:style-name="T369">を</text:span><text:span text:style-name="T370">実行</text:span><text:span text:style-name="T371">する上でどのくらいの資金が必要か</text:span><text:span text:style-name="T372">､調達方法も含めたその根拠</text:span><text:span text:style-name="T373">についてご記入下さい</text:span><text:span text:style-name="T374">｡</text:span></text:p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<text:span text:style-name="T382">金額：</text:span><text:span text:style-name="T383">　　　　　　　　　</text:span><text:span text:style-name="T384">　</text:span><text:span text:style-name="T385">円</text:span></text:p>
          </table:table-cell>
          <table:table-cell table:style-name="TableCell386">
            <text:p text:style-name="P387">根拠：</text:p>
          </table:table-cell>
          <table:table-cell table:style-name="TableCell388">
            <text:p text:style-name="P389">※4行程度</text:p>
            <text:p text:style-name="P390"/>
          </table:table-cell>
        </table:table-row>
      </table:table>
      <text:p text:style-name="P391">(2)<text:span text:style-name="T392">売上・利益計画</text:span></text:p>
      <table:table table:style-name="Table393">
        <table:table-columns>
          <table:table-column table:style-name="TableColumn394"/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 table:number-columns-spanned="2">
            <text:p text:style-name="P401"/>
          </table:table-cell>
          <table:covered-table-cell/>
          <table:table-cell table:style-name="TableCell402">
            <text:p text:style-name="P403">1年後</text:p>
          </table:table-cell>
          <table:table-cell table:style-name="TableCell404">
            <text:p text:style-name="P405">2年後</text:p>
          </table:table-cell>
          <table:table-cell table:style-name="TableCell406">
            <text:p text:style-name="P407">3年後</text:p>
          </table:table-cell>
        </table:table-row>
        <table:table-row table:style-name="TableRow408">
          <table:table-cell table:style-name="TableCell409" table:number-columns-spanned="2">
            <text:p text:style-name="P410">売上高　　　　　　　　　　　<text:s/>①</text:p>
          </table:table-cell>
          <table:covered-table-cell/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 table:number-columns-spanned="2">
            <text:p text:style-name="P419">　売上原価（仕入れ等）　<text:s/>②</text:p>
          </table:table-cell>
          <table:covered-table-cell/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 table:number-columns-spanned="2">
            <text:p text:style-name="P428">　必要経費計<text:s text:c="10"/>③</text:p>
          </table:table-cell>
          <table:covered-table-cell/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 table:number-rows-spanned="6">
            <text:p text:style-name="P437">（内訳）</text:p>
          </table:table-cell>
          <table:table-cell table:style-name="TableCell438">
            <text:p text:style-name="P439">－人件費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covered-table-cell>
            <text:p text:style-name="P447"/>
          </table:covered-table-cell>
          <table:table-cell table:style-name="TableCell448">
            <text:p text:style-name="P449">－賃料、光熱費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covered-table-cell>
            <text:p text:style-name="P457"/>
          </table:covered-table-cell>
          <table:table-cell table:style-name="TableCell458">
            <text:p text:style-name="P459">－設備費</text:p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covered-table-cell>
            <text:p text:style-name="P467"/>
          </table:covered-table-cell>
          <table:table-cell table:style-name="TableCell468">
            <text:p text:style-name="P469">－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－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－</text:p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 table:number-columns-spanned="2">
            <text:p text:style-name="P498">差引利益<text:s/>　（＝①－②－③）</text:p>
          </table:table-cell>
          <table:covered-table-cell/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</table:table>
      <text:p text:style-name="P505"/>
      <text:p text:style-name="P506"><text:span text:style-name="T507">9</text:span><text:span text:style-name="T508">．</text:span><text:span text:style-name="T509">将来イメージ</text:span></text:p>
      <text:p text:style-name="P510"><text:span text:style-name="T511">　</text:span><text:span text:style-name="T512">※実際にこのビジネスプランを遂行した場合に、将来はどのようになっているか。</text:span><text:span text:style-name="T513">5</text:span><text:span text:style-name="T514">年後の</text:span><text:span text:style-name="T515">事業イメージ、売上規模、従業員規模、進出地域、発展可能性等について</text:span><text:span text:style-name="T516">、</text:span><text:span text:style-name="T517">ご記入下さい。</text:span></text:p>
      <table:table table:style-name="Table518">
        <table:table-columns>
          <table:table-column table:style-name="TableColumn519"/>
        </table:table-columns>
        <table:table-row table:style-name="TableRow520">
          <table:table-cell table:style-name="TableCell521">
            <text:p text:style-name="P522">※7行程度</text:p>
            <text:p text:style-name="P523"/>
          </table:table-cell>
        </table:table-row>
      </table:table>
      <text:p text:style-name="P524"/>
      <text:p text:style-name="P5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entury" svg:font-family="Century" style:font-family-generic="roman" style:font-pitch="variable" svg:panose-1="2 4 6 4 5 5 5 2 3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ＭＳ ゴシック" svg:font-family="ＭＳ ゴシック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833in"/>
      <style:text-properties style:font-name="Century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段落フォント" style:display-name="段落フォント" style:family="text"/>
    <style:style style:name="標準Web" style:display-name="標準 (Web)" style:family="paragraph" style:parent-style-name="標準">
      <style:paragraph-properties fo:widows="2" fo:orphans="2" fo:text-align="start" fo:margin-top="0.0694in" fo:margin-bottom="0.0826in"/>
      <style:text-properties style:font-name="ＭＳ Ｐゴシック" style:font-name-asian="ＭＳ Ｐゴシック" style:font-name-complex="ＭＳ Ｐゴシック" style:letter-kerning="false" fo:font-size="12pt" style:font-size-asian="12pt" fo:hyphenate="false"/>
    </style:style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ページ番号" style:display-name="ページ番号" style:family="text" style:parent-style-name="段落フォント"/>
    <style:style style:name="吹き出し" style:display-name="吹き出し" style:family="paragraph" style:parent-style-name="標準">
      <style:text-properties style:font-name="Arial" style:font-name-asian="ＭＳ ゴシック" fo:font-size="9pt" style:font-size-asian="9pt" style:font-size-complex="9pt" fo:hyphenate="false"/>
    </style:style>
    <style:style style:name="吹き出し文字" style:display-name="吹き出し (文字)" style:family="text">
      <style:text-properties style:font-name="Arial" style:font-name-asian="ＭＳ ゴシック" style:font-name-complex="Times New Roman" style:letter-kerning="true" fo:font-size="9pt" style:font-size-asian="9pt" style:font-size-complex="9pt"/>
    </style:style>
    <style:style style:name="フッター文字" style:display-name="フッター (文字)" style:family="text">
      <style:text-properties style:letter-kerning="true" fo:font-size="10.5pt" style:font-size-asian="10.5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①, ②, ③, ...">
        <style:list-level-properties text:space-before="0.1256in" text:min-label-width="0.2812in"/>
      </text:list-level-style-number>
      <text:list-level-style-number text:level="2" style:num-prefix="(" style:num-suffix=")" style:num-format="ア, イ, ウ, ...">
        <style:list-level-properties text:space-before="0.4173in" text:min-label-width="0.2916in"/>
      </text:list-level-style-number>
      <text:list-level-style-number text:level="3" style:num-format="①, ②, ③, ...">
        <style:list-level-properties text:space-before="0.709in" text:min-label-width="0.2916in"/>
      </text:list-level-style-number>
      <text:list-level-style-number text:level="4" style:num-suffix="." style:num-format="1">
        <style:list-level-properties text:space-before="1.0006in" text:min-label-width="0.2916in"/>
      </text:list-level-style-number>
      <text:list-level-style-number text:level="5" style:num-prefix="(" style:num-suffix=")" style:num-format="ア, イ, ウ, ...">
        <style:list-level-properties text:space-before="1.2923in" text:min-label-width="0.2916in"/>
      </text:list-level-style-number>
      <text:list-level-style-number text:level="6" style:num-format="①, ②, ③, ...">
        <style:list-level-properties text:space-before="1.584in" text:min-label-width="0.2916in"/>
      </text:list-level-style-number>
      <text:list-level-style-number text:level="7" style:num-suffix="." style:num-format="1">
        <style:list-level-properties text:space-before="1.8756in" text:min-label-width="0.2916in"/>
      </text:list-level-style-number>
      <text:list-level-style-number text:level="8" style:num-prefix="(" style:num-suffix=")" style:num-format="ア, イ, ウ, ...">
        <style:list-level-properties text:space-before="2.1673in" text:min-label-width="0.2916in"/>
      </text:list-level-style-number>
      <text:list-level-style-number text:level="9" style:num-format="①, ②, ③, ...">
        <style:list-level-properties text:space-before="2.459in" text:min-label-width="0.2916in"/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3937in" fo:margin-right="0.7875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3937in"/>
      </style:footer-style>
    </style:page-layout>
    <style:style style:name="P2" style:parent-style-name="フッター" style:family="paragraph">
      <style:paragraph-properties fo:text-align="center"/>
    </style:style>
    <style:style style:name="T3" style:parent-style-name="段落フォント" style:family="text">
      <style:text-properties fo:language="ja" fo:country="JP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フッター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平成　　　年　　　月　　　日　提出</dc:title>
    <meta:initial-creator>Terutaka Tansho</meta:initial-creator>
    <dc:creator>佐藤 文昭</dc:creator>
    <meta:creation-date>2015-10-27T02:56:00Z</meta:creation-date>
    <dc:date>2015-10-27T02:56:00Z</dc:date>
    <meta:print-date>2015-09-24T01:15:00Z</meta:print-date>
    <meta:template xlink:href="Normal" xlink:type="simple"/>
    <meta:editing-cycles>2</meta:editing-cycles>
    <meta:editing-duration>PT60S</meta:editing-duration>
    <meta:document-statistic meta:page-count="5" meta:paragraph-count="3" meta:word-count="286" meta:character-count="1914" meta:row-count="13" meta:non-whitespace-character-count="1631"/>
  </office:meta>
</office:document-meta>
</file>